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Jan 26 12:18:28 2011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Jan 26 12:18:28 2011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5887">
            <draw:g id="g12880">
              <draw:path id="path27036" draw:style-name="style0" draw:layer="layout" svg:x="3.265cm" svg:y="-3.566cm" svg:width="1.309cm" svg:height="3.219cm" svg:viewBox="0.0 0.0 1309.937 3219.974" svg:d="M 6530.181 -7133.252 L 6530.181 -4718.271 L 7840.118 -3913.277 L 7840.118 -6328.258 L 6530.181 -7133.252 L 6530.181 -7133.252 Z">
                <!-- 6 nodes -->
              </draw:path>
              <draw:path id="path27038" draw:style-name="style1" draw:layer="layout" svg:x="4.575cm" svg:y="-3.566cm" svg:width="1.309cm" svg:height="3.219cm" svg:viewBox="0.0 0.0 1309.937 3219.974" svg:d="M 9150.056 -3913.277 L 10459.993 -4718.271 L 10459.993 -7133.252 L 9150.056 -6328.258 L 9150.056 -3913.277 L 9150.056 -3913.277 Z">
                <!-- 6 nodes -->
              </draw:path>
              <draw:path id="path27034" draw:style-name="style2" draw:layer="layout" svg:x="3.265cm" svg:y="-4.371cm" svg:width="2.619cm" svg:height="1.609cm" svg:viewBox="0.0 0.0 2619.874 1609.987" svg:d="M 6530.181 -7938.245 L 7840.118 -8743.239 L 9150.056 -7938.245 C 9150.056 -7938.245 7905.615 -7133.252 7840.118 -7133.252 C 7774.622 -7133.252 6530.181 -7938.245 6530.181 -7938.245 L 6530.181 -7938.245 Z">
                <!-- 6 nodes -->
              </draw:path>
              <draw:path id="path27048" draw:style-name="style3" draw:layer="layout" svg:x="4.370cm" svg:y="-4.254cm" svg:width="0.409cm" svg:height="0.249cm" svg:viewBox="0.0 0.0 409.355 249.044" svg:d="M 8945.378 -8509.739 L 8740.700 -8383.959 L 8945.378 -8260.694 L 9150.056 -8383.959 L 8945.378 -8509.739 L 8945.378 -8509.739 Z">
                <!-- 6 nodes -->
              </draw:path>
              <draw:path id="path27050" draw:style-name="style3" draw:layer="layout" svg:x="4.632cm" svg:y="-4.093cm" svg:width="0.409cm" svg:height="0.249cm" svg:viewBox="0.0 0.0 409.355 249.044" svg:d="M 9469.353 -8187.742 L 9455.025 -8180.195 L 9324.032 -8099.696 L 9264.675 -8061.961 L 9324.032 -8026.743 L 9455.025 -7946.244 L 9469.353 -7938.697 L 9483.680 -7946.244 L 9614.674 -8026.743 L 9674.030 -8061.961 L 9614.674 -8099.696 L 9483.680 -8180.195 L 9469.353 -8187.742 L 9469.353 -8187.742 ZM 9469.353 -8097.180 L 9526.662 -8061.961 L 9469.353 -8026.743 L 9412.043 -8061.961 L 9469.353 -8097.180 L 9469.353 -8097.180 Z">
                <!-- 20 nodes -->
              </draw:path>
              <draw:path id="path27052" draw:style-name="style3" draw:layer="layout" svg:x="4.894cm" svg:y="-3.932cm" svg:width="0.409cm" svg:height="0.249cm" svg:viewBox="0.0 0.0 409.355 249.044" svg:d="M 9993.328 -7865.744 L 9788.650 -7739.964 L 9993.328 -7616.699 L 10198.005 -7739.964 L 9993.328 -7865.744 L 9993.328 -7865.744 Z">
                <!-- 6 nodes -->
              </draw:path>
              <draw:path id="path27044" draw:style-name="style3" draw:layer="layout" svg:x="5.156cm" svg:y="-3.771cm" svg:width="0.409cm" svg:height="0.249cm" svg:viewBox="0.0 0.0 409.355 249.044" svg:d="M 10517.302 -7543.747 L 10502.975 -7536.200 L 10371.981 -7455.701 L 10312.625 -7417.967 L 10371.981 -7382.748 L 10502.975 -7302.249 L 10517.302 -7294.702 L 10531.630 -7302.249 L 10662.624 -7382.748 L 10721.980 -7417.967 L 10662.624 -7455.701 L 10531.630 -7536.200 L 10517.302 -7543.747 L 10517.302 -7543.747 ZM 10517.302 -7453.185 L 10574.612 -7417.967 L 10517.302 -7382.748 L 10459.993 -7417.967 L 10517.302 -7453.185 L 10517.302 -7453.185 Z">
                <!-- 20 nodes -->
              </draw:path>
              <draw:path id="path27042" draw:style-name="style3" draw:layer="layout" svg:x="3.846cm" svg:y="-3.932cm" svg:width="0.409cm" svg:height="0.249cm" svg:viewBox="0.0 0.0 409.355 249.044" svg:d="M 7897.428 -7865.744 L 7692.750 -7739.964 L 7897.428 -7616.699 L 8102.106 -7739.964 L 7897.428 -7865.744 L 7897.428 -7865.744 Z">
                <!-- 6 nodes -->
              </draw:path>
              <draw:path id="path27046" draw:style-name="style3" draw:layer="layout" svg:x="4.108cm" svg:y="-4.093cm" svg:width="0.409cm" svg:height="0.249cm" svg:viewBox="0.0 0.0 409.355 249.044" svg:d="M 8421.403 -8187.742 L 8407.076 -8180.195 L 8276.082 -8099.696 L 8216.725 -8061.961 L 8276.082 -8026.743 L 8407.076 -7946.244 L 8421.403 -7938.697 L 8435.730 -7946.244 L 8566.724 -8026.743 L 8626.081 -8061.961 L 8566.724 -8099.696 L 8435.730 -8180.195 L 8421.403 -8187.742 L 8421.403 -8187.742 ZM 8421.403 -8097.180 L 8478.713 -8061.961 L 8421.403 -8026.743 L 8364.093 -8061.961 L 8421.403 -8097.180 L 8421.403 -8097.180 Z">
                <!-- 20 nodes -->
              </draw:path>
              <draw:path id="path27040" draw:style-name="style3" draw:layer="layout" svg:x="3.584cm" svg:y="-3.771cm" svg:width="0.409cm" svg:height="0.249cm" svg:viewBox="0.0 0.0 409.355 249.044" svg:d="M 7373.453 -7543.747 L 7359.126 -7536.200 L 7228.132 -7455.701 L 7168.776 -7417.967 L 7228.132 -7382.748 L 7359.126 -7302.249 L 7373.453 -7294.702 L 7387.781 -7302.249 L 7518.774 -7382.748 L 7578.131 -7417.967 L 7518.774 -7455.701 L 7387.781 -7536.200 L 7373.453 -7543.747 L 7373.453 -7543.747 ZM 7373.453 -7453.185 L 7430.763 -7417.967 L 7373.453 -7382.748 L 7316.144 -7417.967 L 7373.453 -7453.185 L 7373.453 -7453.185 Z">
                <!-- 20 nodes -->
              </draw:path>
              <draw:path id="rect12348" draw:style-name="style4" draw:layer="layout" svg:x="3.912cm" svg:y="-1.877cm" svg:width="0.543cm" svg:height="1.059cm" svg:viewBox="0.0 0.0 543.262 1059.332" svg:d="M 7830.073 -3755.241 L 8362.888 -3440.652 L 8368.111 -2695.909 L 7824.849 -3023.339 L 7830.072 -3755.241 L 7830.073 -3755.241 Z">
                <!-- 6 nodes -->
              </draw:path>
              <draw:path id="path27054" draw:style-name="style3" draw:layer="layout" svg:x="3.887cm" svg:y="-1.941cm" svg:width="0.589cm" svg:height="1.177cm" svg:viewBox="0.0 0.0 589.471 1177.303" svg:d="M 7774.622 -3883.090 L 7774.622 -3817.684 L 7774.622 -3093.190 L 7774.622 -3068.034 L 7793.043 -3057.971 L 8317.017 -2735.974 L 8364.093 -2705.786 L 8364.093 -2771.192 L 8364.093 -3495.686 L 8364.093 -3520.842 L 8345.672 -3530.905 L 7821.697 -3852.902 L 7774.622 -3883.090 L 7774.622 -3883.090 ZM 7840.118 -3752.278 L 8298.596 -3470.530 L 8298.596 -2836.598 L 7840.118 -3118.346 L 7840.118 -3752.278 L 7840.118 -3752.278 Z">
                <!-- 20 nodes -->
              </draw:path>
              <draw:path id="path27058" draw:style-name="style3" draw:layer="layout" svg:x="3.363cm" svg:y="-3.229cm" svg:width="0.196cm" svg:height="2.143cm" svg:viewBox="0.0 0.0 196.490 2143.295" svg:d="M 6726.672 -6459.069 L 6726.672 -6393.664 L 6726.672 -4461.679 L 6726.672 -4436.523 L 6745.093 -4426.460 L 6876.087 -4345.961 L 6923.162 -4315.774 L 6923.162 -4381.179 L 6923.162 -6313.164 L 6923.162 -6338.320 L 6904.741 -6348.383 L 6773.748 -6428.882 L 6726.672 -6459.069 L 6726.672 -6459.069 ZM 6792.169 -6328.258 L 6857.666 -6288.008 L 6857.666 -4446.585 L 6792.169 -4486.835 L 6792.169 -6328.258 L 6792.169 -6328.258 Z">
                <!-- 20 nodes -->
              </draw:path>
              <draw:path id="path27056" draw:style-name="style3" draw:layer="layout" svg:x="3.592cm" svg:y="-3.108cm" svg:width="0.196cm" svg:height="2.143cm" svg:viewBox="0.0 0.0 196.490 2143.295" svg:d="M 7185.150 -6217.571 L 7185.150 -4195.025 L 7381.640 -4074.276 L 7381.640 -6096.822 L 7185.150 -6217.571 L 7185.150 -6217.571 Z">
                <!-- 6 nodes -->
              </draw:path>
              <draw:path id="path27060" draw:style-name="style3" draw:layer="layout" svg:x="3.887cm" svg:y="-2.988cm" svg:width="0.327cm" svg:height="1.096cm" svg:viewBox="0.0 0.0 327.484 1096.803" svg:d="M 7774.622 -5976.073 L 7774.622 -5910.667 L 7774.622 -5105.674 L 7774.622 -5080.518 L 7793.043 -5070.455 L 8055.030 -4909.457 L 8102.106 -4879.269 L 8102.106 -4944.675 L 8102.106 -5749.669 L 8102.106 -5774.825 L 8083.685 -5784.887 L 7821.697 -5945.886 L 7774.622 -5976.073 L 7774.622 -5976.073 ZM 7840.118 -5845.262 L 8036.609 -5724.513 L 8036.609 -5010.081 L 7840.118 -5130.830 L 7840.118 -5845.262 L 7840.118 -5845.262 Z">
                <!-- 20 nodes -->
              </draw:path>
              <draw:path id="path27062" draw:style-name="style3" draw:layer="layout" svg:x="4.280cm" svg:y="-2.746cm" svg:width="0.196cm" svg:height="1.096cm" svg:viewBox="0.0 0.0 196.490 1096.803" svg:d="M 8560.584 -5493.077 L 8560.584 -5427.671 L 8560.584 -4542.178 L 8560.584 -4517.022 L 8579.005 -4506.960 L 8709.999 -4426.460 L 8757.074 -4396.273 L 8757.074 -4461.679 L 8757.074 -5347.172 L 8757.074 -5372.328 L 8738.653 -5382.390 L 8607.660 -5462.890 L 8560.584 -5493.077 L 8560.584 -5493.077 ZM 8626.081 -5362.265 L 8691.578 -5322.016 L 8691.578 -4527.085 L 8626.081 -4567.334 L 8626.081 -5362.265 L 8626.081 -5362.265 Z">
                <!-- 20 nodes -->
              </draw:path>
              <draw:path id="path28810" draw:style-name="style3" draw:layer="layout" svg:x="3.232cm" svg:y="-4.411cm" svg:width="2.685cm" svg:height="4.105cm" svg:viewBox="0.0 0.0 2685.371 4105.467" svg:d="M 7807.370 -8823.738 C 7790.996 -8823.738 7784.205 -8819.406 7770.528 -8813.676 C 7756.851 -8807.946 7739.834 -8798.666 7719.359 -8788.520 C 7678.407 -8768.227 7624.921 -8740.219 7561.757 -8705.505 C 7435.428 -8636.077 7273.464 -8542.172 7113.513 -8446.397 C 6953.562 -8350.623 6796.054 -8254.503 6677.549 -8174.712 C 6618.297 -8134.817 6567.741 -8097.665 6532.228 -8069.057 C 6514.472 -8054.753 6500.363 -8043.168 6489.246 -8031.323 C 6483.687 -8025.400 6479.395 -8020.802 6474.918 -8013.713 C 6470.442 -8006.625 6464.684 -7996.943 6464.684 -7978.495 L 6464.684 -5563.514 C 6464.684 -5545.066 6470.442 -5535.384 6474.918 -5528.295 C 6479.395 -5521.207 6483.687 -5516.609 6489.246 -5510.686 C 6500.363 -5498.841 6514.472 -5487.256 6532.228 -5472.952 C 6567.741 -5444.344 6618.297 -5407.192 6677.549 -5367.297 C 6796.054 -5287.506 6953.562 -5191.385 7113.513 -5095.611 C 7273.464 -4999.837 7435.428 -4905.932 7561.757 -4836.504 C 7624.921 -4801.790 7678.407 -4773.782 7719.359 -4753.489 C 7739.834 -4743.343 7756.851 -4734.063 7770.528 -4728.333 C 7784.205 -4722.603 7790.996 -4718.271 7807.370 -4718.271 C 7823.744 -4718.271 7830.535 -4722.603 7844.212 -4728.333 C 7857.889 -4734.063 7874.906 -4743.343 7895.381 -4753.489 C 7936.333 -4773.782 7989.819 -4801.790 8052.983 -4836.504 C 8179.312 -4905.932 8341.276 -4999.837 8501.227 -5095.611 C 8661.178 -5191.385 8818.686 -5287.506 8937.191 -5367.297 C 8996.443 -5407.192 9046.999 -5444.344 9082.512 -5472.952 C 9100.268 -5487.256 9114.377 -5498.841 9125.494 -5510.686 C 9131.053 -5516.609 9135.345 -5521.207 9139.822 -5528.295 C 9144.298 -5535.384 9150.056 -5545.066 9150.056 -5563.514 L 9150.056 -7978.495 C 9150.056 -7996.943 9144.298 -8006.625 9139.822 -8013.713 C 9135.345 -8020.802 9131.053 -8025.400 9125.494 -8031.323 C 9114.377 -8043.168 9100.268 -8054.753 9082.512 -8069.057 C 9046.999 -8097.665 8996.443 -8134.817 8937.191 -8174.712 C 8818.686 -8254.503 8661.178 -8350.623 8501.227 -8446.397 C 8341.276 -8542.172 8179.312 -8636.077 8052.983 -8705.505 C 7989.819 -8740.219 7936.333 -8768.227 7895.381 -8788.520 C 7874.906 -8798.666 7857.889 -8807.946 7844.212 -8813.676 C 7830.535 -8819.406 7823.744 -8823.738 7807.370 -8823.738 L 7807.370 -8823.738 ZM 7807.370 -8743.239 C 7799.183 -8743.239 7809.950 -8743.129 7821.697 -8738.208 C 7833.445 -8733.286 7851.000 -8725.389 7870.820 -8715.567 C 7910.460 -8695.925 7963.663 -8667.018 8026.375 -8632.552 C 8151.800 -8563.622 8313.226 -8471.372 8472.572 -8375.961 C 8631.919 -8280.549 8789.615 -8180.452 8906.489 -8101.760 C 8964.926 -8062.413 9012.872 -8030.072 9045.670 -8003.651 C 9062.069 -7990.440 9075.368 -7978.559 9082.512 -7970.948 C 9083.703 -7969.679 9083.696 -7969.455 9084.559 -7968.432 L 9084.559 -5573.576 C 9083.696 -5572.554 9083.703 -5572.329 9082.512 -5571.061 C 9075.368 -5563.449 9062.069 -5551.568 9045.670 -5538.358 C 9012.872 -5511.937 8964.926 -5479.596 8906.489 -5440.249 C 8789.615 -5361.557 8631.919 -5261.460 8472.572 -5166.048 C 8313.226 -5070.636 8151.800 -4978.387 8026.375 -4909.457 C 7963.663 -4874.991 7910.460 -4846.084 7870.820 -4826.442 C 7851.000 -4816.620 7833.445 -4808.723 7821.697 -4803.801 C 7809.950 -4798.879 7799.183 -4798.770 7807.370 -4798.770 C 7815.557 -4798.770 7804.790 -4798.883 7793.043 -4803.801 C 7781.295 -4808.723 7763.740 -4816.620 7743.920 -4826.442 C 7704.280 -4846.084 7651.077 -4874.991 7588.365 -4909.457 C 7462.940 -4978.387 7301.514 -5070.636 7142.168 -5166.048 C 6982.821 -5261.460 6825.125 -5361.557 6708.251 -5440.249 C 6649.814 -5479.596 6601.868 -5511.937 6569.070 -5538.358 C 6552.671 -5551.568 6539.372 -5563.449 6532.228 -5571.061 C 6531.037 -5572.329 6531.044 -5572.554 6530.181 -5573.576 L 6530.181 -7968.432 C 6531.044 -7969.455 6531.037 -7969.679 6532.228 -7970.948 C 6539.372 -7978.559 6552.671 -7990.440 6569.070 -8003.651 C 6601.868 -8030.072 6649.814 -8062.413 6708.251 -8101.760 C 6825.125 -8180.452 6982.821 -8280.549 7142.168 -8375.961 C 7301.514 -8471.372 7462.940 -8563.622 7588.365 -8632.552 C 7651.077 -8667.018 7704.280 -8695.925 7743.920 -8715.567 C 7763.740 -8725.389 7781.295 -8733.286 7793.043 -8738.208 C 7804.790 -8743.129 7815.557 -8743.239 7807.370 -8743.239 L 7807.370 -8743.239 Z">
                <!-- 76 nodes -->
              </draw:path>
            </draw:g>
            <!-- id="g12880" -->
            <draw:g id="g12880-3">
              <draw:path id="path27036-1" draw:style-name="style0" draw:layer="layout" svg:x="4.633cm" svg:y="-2.687cm" svg:width="1.309cm" svg:height="3.219cm" svg:viewBox="0.0 0.0 1309.937 3219.974" svg:d="M 9267.159 -5375.036 L 9267.159 -2960.055 L 10577.096 -2155.061 L 10577.096 -4570.042 L 9267.159 -5375.036 L 9267.159 -5375.036 Z">
                <!-- 6 nodes -->
              </draw:path>
              <draw:path id="path27038-1" draw:style-name="style1" draw:layer="layout" svg:x="5.943cm" svg:y="-2.687cm" svg:width="1.309cm" svg:height="3.219cm" svg:viewBox="0.0 0.0 1309.937 3219.974" svg:d="M 11887.033 -2155.061 L 13196.970 -2960.055 L 13196.970 -5375.036 L 11887.033 -4570.042 L 11887.033 -2155.061 L 11887.033 -2155.061 Z">
                <!-- 6 nodes -->
              </draw:path>
              <draw:path id="path27034-0" draw:style-name="style2" draw:layer="layout" svg:x="4.633cm" svg:y="-3.492cm" svg:width="2.619cm" svg:height="1.609cm" svg:viewBox="0.0 0.0 2619.874 1609.987" svg:d="M 9267.159 -6180.030 L 10577.096 -6985.023 L 11887.033 -6180.030 C 11887.033 -6180.030 10642.593 -5375.036 10577.096 -5375.036 C 10511.599 -5375.036 9267.159 -6180.030 9267.159 -6180.030 L 9267.159 -6180.030 Z">
                <!-- 6 nodes -->
              </draw:path>
              <draw:path id="path27048-3" draw:style-name="style3" draw:layer="layout" svg:x="5.738cm" svg:y="-3.375cm" svg:width="0.409cm" svg:height="0.249cm" svg:viewBox="0.0 0.0 409.355 249.044" svg:d="M 11682.355 -6751.524 L 11477.678 -6625.743 L 11682.355 -6502.479 L 11887.033 -6625.743 L 11682.355 -6751.524 L 11682.355 -6751.524 Z">
                <!-- 6 nodes -->
              </draw:path>
              <draw:path id="path27050-4" draw:style-name="style3" draw:layer="layout" svg:x="6.000cm" svg:y="-3.214cm" svg:width="0.409cm" svg:height="0.249cm" svg:viewBox="0.0 0.0 409.355 249.044" svg:d="M 12206.330 -6429.526 L 12192.003 -6421.979 L 12061.009 -6341.480 L 12001.653 -6303.746 L 12061.009 -6268.527 L 12192.003 -6188.028 L 12206.330 -6180.481 L 12220.658 -6188.028 L 12351.651 -6268.527 L 12411.008 -6303.746 L 12351.651 -6341.480 L 12220.658 -6421.979 L 12206.330 -6429.526 L 12206.330 -6429.526 ZM 12206.330 -6338.964 L 12263.640 -6303.746 L 12206.330 -6268.527 L 12149.021 -6303.746 L 12206.330 -6338.964 L 12206.330 -6338.964 Z">
                <!-- 20 nodes -->
              </draw:path>
              <draw:path id="path27052-0" draw:style-name="style3" draw:layer="layout" svg:x="6.262cm" svg:y="-3.053cm" svg:width="0.409cm" svg:height="0.249cm" svg:viewBox="0.0 0.0 409.355 249.044" svg:d="M 12730.305 -6107.529 L 12525.627 -5981.748 L 12730.305 -5858.484 L 12934.983 -5981.748 L 12730.305 -6107.529 L 12730.305 -6107.529 Z">
                <!-- 6 nodes -->
              </draw:path>
              <draw:path id="path27044-3" draw:style-name="style3" draw:layer="layout" svg:x="6.524cm" svg:y="-2.892cm" svg:width="0.409cm" svg:height="0.249cm" svg:viewBox="0.0 0.0 409.355 249.044" svg:d="M 13254.280 -5785.531 L 13239.953 -5777.984 L 13108.959 -5697.485 L 13049.602 -5659.751 L 13108.959 -5624.533 L 13239.953 -5544.033 L 13254.280 -5536.486 L 13268.607 -5544.033 L 13399.601 -5624.533 L 13458.958 -5659.751 L 13399.601 -5697.485 L 13268.607 -5777.984 L 13254.280 -5785.531 L 13254.280 -5785.531 ZM 13254.280 -5694.969 L 13311.590 -5659.751 L 13254.280 -5624.533 L 13196.970 -5659.751 L 13254.280 -5694.969 L 13254.280 -5694.969 Z">
                <!-- 20 nodes -->
              </draw:path>
              <draw:path id="path27042-9" draw:style-name="style3" draw:layer="layout" svg:x="5.214cm" svg:y="-3.053cm" svg:width="0.409cm" svg:height="0.249cm" svg:viewBox="0.0 0.0 409.355 249.044" svg:d="M 10634.406 -6107.529 L 10429.728 -5981.748 L 10634.406 -5858.484 L 10839.083 -5981.748 L 10634.406 -6107.529 L 10634.406 -6107.529 Z">
                <!-- 6 nodes -->
              </draw:path>
              <draw:path id="path27046-1" draw:style-name="style3" draw:layer="layout" svg:x="5.476cm" svg:y="-3.214cm" svg:width="0.409cm" svg:height="0.249cm" svg:viewBox="0.0 0.0 409.355 249.044" svg:d="M 11158.381 -6429.526 L 11144.053 -6421.979 L 11013.059 -6341.480 L 10953.703 -6303.746 L 11013.059 -6268.527 L 11144.053 -6188.028 L 11158.381 -6180.481 L 11172.708 -6188.028 L 11303.702 -6268.527 L 11363.058 -6303.746 L 11303.702 -6341.480 L 11172.708 -6421.979 L 11158.381 -6429.526 L 11158.381 -6429.526 ZM 11158.381 -6338.964 L 11215.690 -6303.746 L 11158.381 -6268.527 L 11101.071 -6303.746 L 11158.381 -6338.964 L 11158.381 -6338.964 Z">
                <!-- 20 nodes -->
              </draw:path>
              <draw:path id="path27040-9" draw:style-name="style3" draw:layer="layout" svg:x="4.952cm" svg:y="-2.892cm" svg:width="0.409cm" svg:height="0.249cm" svg:viewBox="0.0 0.0 409.355 249.044" svg:d="M 10110.431 -5785.531 L 10096.104 -5777.984 L 9965.110 -5697.485 L 9905.753 -5659.751 L 9965.110 -5624.533 L 10096.104 -5544.033 L 10110.431 -5536.486 L 10124.758 -5544.033 L 10255.752 -5624.533 L 10315.109 -5659.751 L 10255.752 -5697.485 L 10124.758 -5777.984 L 10110.431 -5785.531 L 10110.431 -5785.531 ZM 10110.431 -5694.969 L 10167.741 -5659.751 L 10110.431 -5624.533 L 10053.121 -5659.751 L 10110.431 -5694.969 L 10110.431 -5694.969 Z">
                <!-- 20 nodes -->
              </draw:path>
              <draw:path id="rect12348-6" draw:style-name="style4" draw:layer="layout" svg:x="5.280cm" svg:y="-.998cm" svg:width="0.543cm" svg:height="1.059cm" svg:viewBox="0.0 0.0 543.262 1059.332" svg:d="M 10567.050 -1997.026 L 11099.865 -1682.436 L 11105.089 -937.694 L 10561.826 -1265.124 L 10567.050 -1997.026 L 10567.050 -1997.026 Z">
                <!-- 6 nodes -->
              </draw:path>
              <draw:path id="path27054-9" draw:style-name="style3" draw:layer="layout" svg:x="5.255cm" svg:y="-1.062cm" svg:width="0.589cm" svg:height="1.177cm" svg:viewBox="0.0 0.0 589.471 1177.303" svg:d="M 10511.599 -2124.874 L 10511.599 -2059.468 L 10511.599 -1334.974 L 10511.599 -1309.818 L 10530.020 -1299.756 L 11053.995 -977.758 L 11101.071 -947.571 L 11101.071 -1012.977 L 11101.071 -1737.471 L 11101.071 -1762.627 L 11082.650 -1772.689 L 10558.675 -2094.687 L 10511.599 -2124.874 L 10511.599 -2124.874 ZM 10577.096 -1994.063 L 11035.574 -1712.315 L 11035.574 -1078.382 L 10577.096 -1360.130 L 10577.096 -1994.063 L 10577.096 -1994.063 Z">
                <!-- 20 nodes -->
              </draw:path>
              <draw:path id="path27058-3" draw:style-name="style3" draw:layer="layout" svg:x="4.731cm" svg:y="-2.350cm" svg:width="0.196cm" svg:height="2.143cm" svg:viewBox="0.0 0.0 196.490 2143.295" svg:d="M 9463.649 -4700.854 L 9463.649 -4635.448 L 9463.649 -2703.463 L 9463.649 -2678.307 L 9482.070 -2668.245 L 9613.064 -2587.745 L 9660.140 -2557.558 L 9660.140 -2622.964 L 9660.140 -4554.949 L 9660.140 -4580.105 L 9641.719 -4590.167 L 9510.725 -4670.667 L 9463.649 -4700.854 L 9463.649 -4700.854 ZM 9529.146 -4570.042 L 9594.643 -4529.793 L 9594.643 -2688.370 L 9529.146 -2728.619 L 9529.146 -4570.042 L 9529.146 -4570.042 Z">
                <!-- 20 nodes -->
              </draw:path>
              <draw:path id="path27056-3" draw:style-name="style3" draw:layer="layout" svg:x="4.961cm" svg:y="-2.229cm" svg:width="0.196cm" svg:height="2.143cm" svg:viewBox="0.0 0.0 196.490 2143.295" svg:d="M 9922.127 -4459.356 L 9922.127 -2436.809 L 10118.618 -2316.060 L 10118.618 -4338.607 L 9922.127 -4459.356 L 9922.127 -4459.356 Z">
                <!-- 6 nodes -->
              </draw:path>
              <draw:path id="path27060-8" draw:style-name="style3" draw:layer="layout" svg:x="5.255cm" svg:y="-2.108cm" svg:width="0.327cm" svg:height="1.096cm" svg:viewBox="0.0 0.0 327.484 1096.803" svg:d="M 10511.599 -4217.858 L 10511.599 -4152.452 L 10511.599 -3347.458 L 10511.599 -3322.302 L 10530.020 -3312.240 L 10792.008 -3151.241 L 10839.083 -3121.054 L 10839.083 -3186.459 L 10839.083 -3991.453 L 10839.083 -4016.609 L 10820.662 -4026.672 L 10558.675 -4187.670 L 10511.599 -4217.858 L 10511.599 -4217.858 ZM 10577.096 -4087.046 L 10773.587 -3966.297 L 10773.587 -3251.865 L 10577.096 -3372.614 L 10577.096 -4087.046 L 10577.096 -4087.046 Z">
                <!-- 20 nodes -->
              </draw:path>
              <draw:path id="path27062-0" draw:style-name="style3" draw:layer="layout" svg:x="5.648cm" svg:y="-1.867cm" svg:width="0.196cm" svg:height="1.096cm" svg:viewBox="0.0 0.0 196.490 1096.803" svg:d="M 11297.561 -3734.861 L 11297.561 -3669.456 L 11297.561 -2783.963 L 11297.561 -2758.807 L 11315.982 -2748.744 L 11446.976 -2668.245 L 11494.052 -2638.058 L 11494.052 -2703.463 L 11494.052 -3588.956 L 11494.052 -3614.112 L 11475.631 -3624.175 L 11344.637 -3704.674 L 11297.561 -3734.861 L 11297.561 -3734.861 ZM 11363.058 -3604.050 L 11428.555 -3563.800 L 11428.555 -2768.869 L 11363.058 -2809.119 L 11363.058 -3604.050 L 11363.058 -3604.050 Z">
                <!-- 20 nodes -->
              </draw:path>
              <draw:path id="path28810-5" draw:style-name="style3" draw:layer="layout" svg:x="4.600cm" svg:y="-3.532cm" svg:width="2.685cm" svg:height="4.105cm" svg:viewBox="0.0 0.0 2685.371 4105.467" svg:d="M 10544.348 -7065.523 C 10527.973 -7065.523 10521.183 -7061.191 10507.506 -7055.460 C 10493.828 -7049.730 10476.812 -7040.451 10456.336 -7030.304 C 10415.384 -7010.012 10361.899 -6982.003 10298.734 -6947.289 C 10172.405 -6877.862 10010.441 -6783.956 9850.490 -6688.182 C 9690.539 -6592.408 9533.032 -6496.287 9414.527 -6416.497 C 9355.274 -6376.601 9304.719 -6339.449 9269.206 -6310.841 C 9251.449 -6296.537 9237.341 -6284.952 9226.223 -6273.107 C 9220.665 -6267.184 9216.373 -6262.587 9211.896 -6255.498 C 9207.419 -6248.409 9201.662 -6238.727 9201.662 -6220.279 L 9201.662 -3805.298 C 9201.662 -3786.851 9207.419 -3777.169 9211.896 -3770.080 C 9216.373 -3762.991 9220.665 -3758.393 9226.223 -3752.471 C 9237.341 -3740.625 9251.449 -3729.040 9269.206 -3714.737 C 9304.719 -3686.129 9355.274 -3648.976 9414.527 -3609.081 C 9533.032 -3529.291 9690.539 -3433.170 9850.490 -3337.396 C 10010.441 -3241.622 10172.405 -3147.716 10298.734 -3078.288 C 10361.899 -3043.575 10415.384 -3015.566 10456.336 -2995.273 C 10476.812 -2985.127 10493.828 -2975.848 10507.506 -2970.117 C 10521.183 -2964.387 10527.973 -2960.055 10544.348 -2960.055 C 10560.722 -2960.055 10567.512 -2964.387 10581.190 -2970.117 C 10594.867 -2975.847 10611.883 -2985.127 10632.359 -2995.273 C 10673.311 -3015.566 10726.796 -3043.575 10789.961 -3078.288 C 10916.290 -3147.716 11078.254 -3241.622 11238.205 -3337.396 C 11398.156 -3433.170 11555.664 -3529.291 11674.168 -3609.081 C 11733.421 -3648.976 11783.977 -3686.129 11819.490 -3714.737 C 11837.246 -3729.040 11851.354 -3740.625 11862.472 -3752.471 C 11868.031 -3758.393 11872.323 -3762.991 11876.799 -3770.080 C 11881.276 -3777.169 11887.033 -3786.851 11887.033 -3805.298 L 11887.033 -6220.279 C 11887.033 -6238.727 11881.276 -6248.409 11876.799 -6255.498 C 11872.323 -6262.587 11868.031 -6267.184 11862.472 -6273.107 C 11851.354 -6284.952 11837.246 -6296.537 11819.490 -6310.841 C 11783.977 -6339.449 11733.421 -6376.601 11674.168 -6416.497 C 11555.664 -6496.287 11398.156 -6592.408 11238.205 -6688.182 C 11078.254 -6783.956 10916.290 -6877.862 10789.961 -6947.289 C 10726.796 -6982.003 10673.311 -7010.012 10632.359 -7030.304 C 10611.883 -7040.451 10594.867 -7049.730 10581.190 -7055.460 C 10567.512 -7061.191 10560.722 -7065.523 10544.348 -7065.523 L 10544.348 -7065.523 ZM 10544.348 -6985.023 C 10536.161 -6985.023 10546.928 -6984.914 10558.675 -6979.992 C 10570.422 -6975.070 10587.978 -6967.173 10607.798 -6957.352 C 10647.438 -6937.709 10700.640 -6908.802 10763.353 -6874.337 C 10888.777 -6805.406 11050.204 -6713.157 11209.550 -6617.745 C 11368.896 -6522.333 11526.592 -6422.237 11643.467 -6343.544 C 11701.904 -6304.198 11749.849 -6271.856 11782.648 -6245.435 C 11799.047 -6232.225 11812.346 -6220.344 11819.490 -6212.733 C 11820.680 -6211.464 11820.674 -6211.239 11821.536 -6210.217 L 11821.536 -3815.361 C 11820.674 -3814.338 11820.680 -3814.114 11819.490 -3812.845 C 11812.346 -3805.234 11799.047 -3793.353 11782.648 -3780.142 C 11749.849 -3753.721 11701.904 -3721.380 11643.467 -3682.034 C 11526.592 -3603.341 11368.896 -3503.245 11209.550 -3407.833 C 11050.204 -3312.421 10888.777 -3220.172 10763.353 -3151.241 C 10700.640 -3116.776 10647.438 -3087.869 10607.798 -3068.226 C 10587.978 -3058.405 10570.422 -3050.507 10558.675 -3045.586 C 10546.928 -3040.664 10536.161 -3040.554 10544.348 -3040.554 C 10552.535 -3040.554 10541.768 -3040.667 10530.020 -3045.586 C 10518.273 -3050.507 10500.718 -3058.405 10480.898 -3068.226 C 10441.257 -3087.869 10388.055 -3116.776 10325.343 -3151.241 C 10199.918 -3220.172 10038.491 -3312.421 9879.145 -3407.833 C 9719.799 -3503.245 9562.103 -3603.341 9445.229 -3682.034 C 9386.791 -3721.380 9338.846 -3753.721 9306.048 -3780.142 C 9289.649 -3793.353 9276.349 -3805.234 9269.206 -3812.845 C 9268.015 -3814.114 9268.022 -3814.339 9267.159 -3815.361 L 9267.159 -6210.217 C 9268.022 -6211.239 9268.015 -6211.464 9269.206 -6212.733 C 9276.349 -6220.344 9289.649 -6232.225 9306.048 -6245.435 C 9338.846 -6271.856 9386.791 -6304.198 9445.229 -6343.544 C 9562.103 -6422.237 9719.799 -6522.333 9879.145 -6617.745 C 10038.491 -6713.157 10199.918 -6805.406 10325.343 -6874.337 C 10388.055 -6908.802 10441.257 -6937.709 10480.898 -6957.352 C 10500.718 -6967.173 10518.273 -6975.070 10530.020 -6979.992 C 10541.768 -6984.914 10552.535 -6985.023 10544.348 -6985.023 L 10544.348 -6985.023 Z">
                <!-- 76 nodes -->
              </draw:path>
            </draw:g>
            <!-- id="g12880-3" -->
            <draw:g id="g12880-8">
              <draw:path id="path27036-7" draw:style-name="style0" draw:layer="layout" svg:x="6.031cm" svg:y="-1.831cm" svg:width="1.309cm" svg:height="3.219cm" svg:viewBox="0.0 0.0 1309.937 3219.974" svg:d="M 12062.863 -3663.090 L 12062.863 -1248.109 L 13372.800 -443.115 L 13372.800 -2858.096 L 12062.863 -3663.090 L 12062.863 -3663.090 Z">
                <!-- 6 nodes -->
              </draw:path>
              <draw:path id="path27038-2" draw:style-name="style1" draw:layer="layout" svg:x="7.341cm" svg:y="-1.831cm" svg:width="1.309cm" svg:height="3.219cm" svg:viewBox="0.0 0.0 1309.937 3219.974" svg:d="M 14682.737 -443.115 L 15992.675 -1248.109 L 15992.675 -3663.090 L 14682.737 -2858.096 L 14682.737 -443.115 L 14682.737 -443.115 Z">
                <!-- 6 nodes -->
              </draw:path>
              <draw:path id="path27034-8" draw:style-name="style2" draw:layer="layout" svg:x="6.031cm" svg:y="-2.636cm" svg:width="2.619cm" svg:height="1.609cm" svg:viewBox="0.0 0.0 2619.874 1609.987" svg:d="M 12062.863 -4468.084 L 13372.800 -5273.077 L 14682.737 -4468.084 C 14682.737 -4468.084 13438.297 -3663.090 13372.800 -3663.090 C 13307.304 -3663.090 12062.863 -4468.084 12062.863 -4468.084 L 12062.863 -4468.084 Z">
                <!-- 6 nodes -->
              </draw:path>
              <draw:path id="path27048-2" draw:style-name="style3" draw:layer="layout" svg:x="7.136cm" svg:y="-2.519cm" svg:width="0.409cm" svg:height="0.249cm" svg:viewBox="0.0 0.0 409.355 249.044" svg:d="M 14478.060 -5039.578 L 14273.382 -4913.797 L 14478.060 -4790.533 L 14682.737 -4913.797 L 14478.060 -5039.578 L 14478.060 -5039.578 Z">
                <!-- 6 nodes -->
              </draw:path>
              <draw:path id="path27050-9" draw:style-name="style3" draw:layer="layout" svg:x="7.398cm" svg:y="-2.358cm" svg:width="0.409cm" svg:height="0.249cm" svg:viewBox="0.0 0.0 409.355 249.044" svg:d="M 15002.035 -4717.580 L 14987.707 -4710.033 L 14856.714 -4629.534 L 14797.357 -4591.800 L 14856.714 -4556.582 L 14987.707 -4476.082 L 15002.035 -4468.535 L 15016.362 -4476.082 L 15147.356 -4556.582 L 15206.712 -4591.800 L 15147.356 -4629.534 L 15016.362 -4710.033 L 15002.035 -4717.580 L 15002.035 -4717.580 ZM 15002.035 -4627.019 L 15059.344 -4591.800 L 15002.035 -4556.582 L 14944.725 -4591.800 L 15002.035 -4627.019 L 15002.035 -4627.019 Z">
                <!-- 20 nodes -->
              </draw:path>
              <draw:path id="path27052-9" draw:style-name="style3" draw:layer="layout" svg:x="7.660cm" svg:y="-2.197cm" svg:width="0.409cm" svg:height="0.249cm" svg:viewBox="0.0 0.0 409.355 249.044" svg:d="M 15526.010 -4395.583 L 15321.332 -4269.803 L 15526.010 -4146.538 L 15730.687 -4269.803 L 15526.010 -4395.583 L 15526.010 -4395.583 Z">
                <!-- 6 nodes -->
              </draw:path>
              <draw:path id="path27044-6" draw:style-name="style3" draw:layer="layout" svg:x="7.922cm" svg:y="-2.036cm" svg:width="0.409cm" svg:height="0.249cm" svg:viewBox="0.0 0.0 409.355 249.044" svg:d="M 16049.984 -4073.585 L 16035.657 -4066.039 L 15904.663 -3985.539 L 15845.307 -3947.805 L 15904.663 -3912.587 L 16035.657 -3832.087 L 16049.984 -3824.540 L 16064.312 -3832.087 L 16195.305 -3912.587 L 16254.662 -3947.805 L 16195.305 -3985.539 L 16064.312 -4066.039 L 16049.984 -4073.585 L 16049.984 -4073.585 ZM 16049.984 -3983.024 L 16107.294 -3947.805 L 16049.984 -3912.587 L 15992.675 -3947.805 L 16049.984 -3983.024 L 16049.984 -3983.024 Z">
                <!-- 20 nodes -->
              </draw:path>
              <draw:path id="path27042-0" draw:style-name="style3" draw:layer="layout" svg:x="6.612cm" svg:y="-2.197cm" svg:width="0.409cm" svg:height="0.249cm" svg:viewBox="0.0 0.0 409.355 249.044" svg:d="M 13430.110 -4395.583 L 13225.432 -4269.803 L 13430.110 -4146.538 L 13634.788 -4269.803 L 13430.110 -4395.583 L 13430.110 -4395.583 Z">
                <!-- 6 nodes -->
              </draw:path>
              <draw:path id="path27046-2" draw:style-name="style3" draw:layer="layout" svg:x="6.874cm" svg:y="-2.358cm" svg:width="0.409cm" svg:height="0.249cm" svg:viewBox="0.0 0.0 409.355 249.044" svg:d="M 13954.085 -4717.580 L 13939.758 -4710.033 L 13808.764 -4629.534 L 13749.407 -4591.800 L 13808.764 -4556.582 L 13939.758 -4476.082 L 13954.085 -4468.535 L 13968.412 -4476.082 L 14099.406 -4556.582 L 14158.763 -4591.800 L 14099.406 -4629.534 L 13968.412 -4710.033 L 13954.085 -4717.580 L 13954.085 -4717.580 ZM 13954.085 -4627.019 L 14011.395 -4591.800 L 13954.085 -4556.582 L 13896.775 -4591.800 L 13954.085 -4627.019 L 13954.085 -4627.019 Z">
                <!-- 20 nodes -->
              </draw:path>
              <draw:path id="path27040-7" draw:style-name="style3" draw:layer="layout" svg:x="6.350cm" svg:y="-2.036cm" svg:width="0.409cm" svg:height="0.249cm" svg:viewBox="0.0 0.0 409.355 249.044" svg:d="M 12906.135 -4073.585 L 12891.808 -4066.039 L 12760.814 -3985.539 L 12701.458 -3947.805 L 12760.814 -3912.587 L 12891.808 -3832.087 L 12906.135 -3824.540 L 12920.463 -3832.087 L 13051.456 -3912.587 L 13110.813 -3947.805 L 13051.456 -3985.539 L 12920.463 -4066.039 L 12906.135 -4073.585 L 12906.135 -4073.585 ZM 12906.135 -3983.024 L 12963.445 -3947.805 L 12906.135 -3912.587 L 12848.826 -3947.805 L 12906.135 -3983.024 L 12906.135 -3983.024 Z">
                <!-- 20 nodes -->
              </draw:path>
              <draw:path id="rect12348-61" draw:style-name="style4" draw:layer="layout" svg:x="6.678cm" svg:y="-.142cm" svg:width="0.543cm" svg:height="1.059cm" svg:viewBox="0.0 0.0 543.262 1059.332" svg:d="M 13362.755 -285.080 L 13895.570 29.508 L 13900.793 774.251 L 13357.531 446.821 L 13362.754 -285.080 L 13362.755 -285.080 Z">
                <!-- 6 nodes -->
              </draw:path>
              <draw:path id="path27054-3" draw:style-name="style3" draw:layer="layout" svg:x="6.653cm" svg:y="-.206cm" svg:width="0.589cm" svg:height="1.177cm" svg:viewBox="0.0 0.0 589.471 1177.303" svg:d="M 13307.304 -412.928 L 13307.304 -347.522 L 13307.304 376.971 L 13307.304 402.127 L 13325.725 412.189 L 13849.699 734.187 L 13896.775 764.374 L 13896.775 698.968 L 13896.775 -25.525 L 13896.775 -50.681 L 13878.354 -60.743 L 13354.379 -382.741 L 13307.304 -412.928 L 13307.304 -412.928 ZM 13372.800 -282.117 L 13831.278 0.000 L 13831.278 633.563 L 13372.800 351.815 L 13372.800 -282.117 L 13372.800 -282.117 Z">
                <!-- 20 nodes -->
              </draw:path>
              <draw:path id="path27058-2" draw:style-name="style3" draw:layer="layout" svg:x="6.129cm" svg:y="-1.494cm" svg:width="0.196cm" svg:height="2.143cm" svg:viewBox="0.0 0.0 196.490 2143.295" svg:d="M 12259.354 -2988.908 L 12259.354 -2923.502 L 12259.354 -991.517 L 12259.354 -966.361 L 12277.775 -956.299 L 12408.769 -875.800 L 12455.844 -845.612 L 12455.844 -911.018 L 12455.844 -2843.003 L 12455.844 -2868.159 L 12437.423 -2878.221 L 12306.430 -2958.721 L 12259.354 -2988.908 L 12259.354 -2988.908 ZM 12324.851 -2858.096 L 12390.348 -2817.847 L 12390.348 -976.424 L 12324.851 -1016.673 L 12324.851 -2858.096 L 12324.851 -2858.096 Z">
                <!-- 20 nodes -->
              </draw:path>
              <draw:path id="path27056-1" draw:style-name="style3" draw:layer="layout" svg:x="6.358cm" svg:y="-1.373cm" svg:width="0.196cm" svg:height="2.143cm" svg:viewBox="0.0 0.0 196.490 2143.295" svg:d="M 12717.832 -2747.410 L 12717.832 -724.863 L 12914.322 -604.114 L 12914.322 -2626.661 L 12717.832 -2747.410 L 12717.832 -2747.410 Z">
                <!-- 6 nodes -->
              </draw:path>
              <draw:path id="path27060-5" draw:style-name="style3" draw:layer="layout" svg:x="6.653cm" svg:y="-1.252cm" svg:width="0.327cm" svg:height="1.096cm" svg:viewBox="0.0 0.0 327.484 1096.803" svg:d="M 13307.304 -2505.912 L 13307.304 -2440.506 L 13307.304 -1635.512 L 13307.304 -1610.356 L 13325.725 -1600.294 L 13587.712 -1439.295 L 13634.788 -1409.108 L 13634.788 -1474.514 L 13634.788 -2279.507 L 13634.788 -2304.663 L 13616.367 -2314.726 L 13354.379 -2475.724 L 13307.304 -2505.912 L 13307.304 -2505.912 ZM 13372.800 -2375.100 L 13569.291 -2254.351 L 13569.291 -1539.919 L 13372.800 -1660.668 L 13372.800 -2375.100 L 13372.800 -2375.100 Z">
                <!-- 20 nodes -->
              </draw:path>
              <draw:path id="path27062-9" draw:style-name="style3" draw:layer="layout" svg:x="7.046cm" svg:y="-1.011cm" svg:width="0.196cm" svg:height="1.096cm" svg:viewBox="0.0 0.0 196.490 1096.803" svg:d="M 14093.266 -2022.915 L 14093.266 -1957.510 L 14093.266 -1072.017 L 14093.266 -1046.861 L 14111.687 -1036.798 L 14242.681 -956.299 L 14289.756 -926.112 L 14289.756 -991.517 L 14289.756 -1877.010 L 14289.756 -1902.166 L 14271.335 -1912.229 L 14140.342 -1992.728 L 14093.266 -2022.915 L 14093.266 -2022.915 ZM 14158.763 -1892.104 L 14224.260 -1851.854 L 14224.260 -1056.923 L 14158.763 -1097.173 L 14158.763 -1892.104 L 14158.763 -1892.104 Z">
                <!-- 20 nodes -->
              </draw:path>
              <draw:path id="path28810-9" draw:style-name="style3" draw:layer="layout" svg:x="5.998cm" svg:y="-2.676cm" svg:width="2.685cm" svg:height="4.105cm" svg:viewBox="0.0 0.0 2685.371 4105.467" svg:d="M 13340.052 -5353.577 C 13323.678 -5353.577 13316.887 -5349.245 13303.210 -5343.514 C 13289.533 -5337.784 13272.516 -5328.505 13252.041 -5318.358 C 13211.089 -5298.066 13157.603 -5270.057 13094.439 -5235.343 C 12968.110 -5165.916 12806.146 -5072.010 12646.195 -4976.236 C 12486.244 -4880.462 12328.736 -4784.341 12210.231 -4704.551 C 12150.979 -4664.655 12100.423 -4627.503 12064.910 -4598.895 C 12047.154 -4584.591 12033.045 -4573.007 12021.928 -4561.161 C 12016.369 -4555.239 12012.077 -4550.641 12007.600 -4543.552 C 12003.124 -4536.463 11997.366 -4526.781 11997.366 -4508.333 L 11997.366 -2093.352 C 11997.366 -2074.905 12003.124 -2065.223 12007.600 -2058.134 C 12012.077 -2051.045 12016.369 -2046.447 12021.928 -2040.525 C 12033.045 -2028.679 12047.154 -2017.095 12064.910 -2002.791 C 12100.423 -1974.183 12150.979 -1937.030 12210.231 -1897.135 C 12328.736 -1817.345 12486.244 -1721.224 12646.195 -1625.450 C 12806.146 -1529.676 12968.110 -1435.770 13094.439 -1366.343 C 13157.603 -1331.629 13211.089 -1303.620 13252.041 -1283.328 C 13272.516 -1273.181 13289.533 -1263.902 13303.210 -1258.172 C 13316.887 -1252.442 13323.678 -1248.109 13340.052 -1248.109 C 13356.426 -1248.109 13363.217 -1252.442 13376.894 -1258.172 C 13390.571 -1263.901 13407.588 -1273.181 13428.063 -1283.328 C 13469.015 -1303.620 13522.501 -1331.629 13585.665 -1366.343 C 13711.994 -1435.770 13873.958 -1529.676 14033.909 -1625.450 C 14193.860 -1721.224 14351.368 -1817.345 14469.873 -1897.135 C 14529.125 -1937.030 14579.681 -1974.183 14615.194 -2002.791 C 14632.950 -2017.095 14647.059 -2028.679 14658.176 -2040.525 C 14663.735 -2046.447 14668.027 -2051.045 14672.504 -2058.134 C 14676.980 -2065.223 14682.737 -2074.905 14682.737 -2093.352 L 14682.737 -4508.333 C 14682.737 -4526.781 14676.980 -4536.463 14672.504 -4543.552 C 14668.027 -4550.641 14663.735 -4555.239 14658.176 -4561.161 C 14647.059 -4573.007 14632.950 -4584.591 14615.194 -4598.895 C 14579.681 -4627.503 14529.125 -4664.655 14469.873 -4704.551 C 14351.368 -4784.341 14193.860 -4880.462 14033.909 -4976.236 C 13873.958 -5072.010 13711.994 -5165.916 13585.665 -5235.343 C 13522.501 -5270.057 13469.015 -5298.066 13428.063 -5318.358 C 13407.588 -5328.505 13390.571 -5337.784 13376.894 -5343.514 C 13363.217 -5349.245 13356.426 -5353.577 13340.052 -5353.577 L 13340.052 -5353.577 ZM 13340.052 -5273.077 C 13331.865 -5273.077 13342.632 -5272.968 13354.379 -5268.046 C 13366.127 -5263.125 13383.682 -5255.227 13403.502 -5245.406 C 13443.142 -5225.763 13496.345 -5196.856 13559.057 -5162.391 C 13684.482 -5093.460 13845.908 -5001.211 14005.254 -4905.799 C 14164.601 -4810.387 14322.297 -4710.291 14439.171 -4631.598 C 14497.608 -4592.252 14545.554 -4559.911 14578.352 -4533.490 C 14594.751 -4520.279 14608.050 -4508.398 14615.194 -4500.787 C 14616.385 -4499.518 14616.378 -4499.293 14617.241 -4498.271 L 14617.241 -2103.415 C 14616.378 -2102.393 14616.385 -2102.168 14615.194 -2100.899 C 14608.050 -2093.288 14594.751 -2081.407 14578.352 -2068.196 C 14545.554 -2041.775 14497.608 -2009.434 14439.171 -1970.088 C 14322.297 -1891.395 14164.601 -1791.299 14005.254 -1695.887 C 13845.908 -1600.475 13684.482 -1508.226 13559.057 -1439.295 C 13496.345 -1404.830 13443.142 -1375.923 13403.502 -1356.280 C 13383.682 -1346.459 13366.127 -1338.561 13354.379 -1333.640 C 13342.632 -1328.718 13331.865 -1328.608 13340.052 -1328.608 C 13348.239 -1328.608 13337.472 -1328.721 13325.725 -1333.640 C 13313.977 -1338.561 13296.422 -1346.459 13276.602 -1356.280 C 13236.962 -1375.923 13183.759 -1404.830 13121.047 -1439.295 C 12995.622 -1508.226 12834.196 -1600.475 12674.850 -1695.887 C 12515.503 -1791.299 12357.807 -1891.395 12240.933 -1970.088 C 12182.496 -2009.434 12134.550 -2041.775 12101.752 -2068.196 C 12085.353 -2081.407 12072.054 -2093.288 12064.910 -2100.899 C 12063.719 -2102.168 12063.726 -2102.393 12062.863 -2103.415 L 12062.863 -4498.271 C 12063.726 -4499.293 12063.719 -4499.518 12064.910 -4500.787 C 12072.054 -4508.398 12085.353 -4520.279 12101.752 -4533.490 C 12134.550 -4559.911 12182.496 -4592.252 12240.933 -4631.598 C 12357.807 -4710.291 12515.503 -4810.387 12674.850 -4905.799 C 12834.196 -5001.211 12995.622 -5093.460 13121.047 -5162.391 C 13183.759 -5196.856 13236.962 -5225.763 13276.602 -5245.406 C 13296.422 -5255.227 13313.977 -5263.125 13325.725 -5268.046 C 13337.472 -5272.968 13348.239 -5273.077 13340.052 -5273.077 L 13340.052 -5273.077 Z">
                <!-- 76 nodes -->
              </draw:path>
            </draw:g>
            <!-- id="g12880-8" -->
            <draw:g id="g12880-3-1">
              <draw:path id="path27036-1-4" draw:style-name="style0" draw:layer="layout" svg:x="7.399cm" svg:y="-.952cm" svg:width="1.309cm" svg:height="3.219cm" svg:viewBox="0.0 0.0 1309.937 3219.974" svg:d="M 14799.841 -1904.875 L 14799.841 510.105 L 16109.778 1315.099 L 16109.778 -1099.881 L 14799.841 -1904.875 L 14799.841 -1904.875 Z">
                <!-- 6 nodes -->
              </draw:path>
              <draw:path id="path27038-1-9" draw:style-name="style1" draw:layer="layout" svg:x="8.709cm" svg:y="-.952cm" svg:width="1.309cm" svg:height="3.219cm" svg:viewBox="0.0 0.0 1309.937 3219.974" svg:d="M 17419.715 1315.099 L 18729.652 510.105 L 18729.652 -1904.875 L 17419.715 -1099.881 L 17419.715 1315.099 L 17419.715 1315.099 Z">
                <!-- 6 nodes -->
              </draw:path>
              <draw:path id="path27034-0-1" draw:style-name="style2" draw:layer="layout" svg:x="7.399cm" svg:y="-1.757cm" svg:width="2.619cm" svg:height="1.609cm" svg:viewBox="0.0 0.0 2619.874 1609.987" svg:d="M 14799.841 -2709.868 L 16109.778 -3514.862 L 17419.715 -2709.868 C 17419.715 -2709.868 16175.275 -1904.875 16109.778 -1904.875 C 16044.281 -1904.875 14799.841 -2709.868 14799.841 -2709.868 L 14799.841 -2709.868 Z">
                <!-- 6 nodes -->
              </draw:path>
              <draw:path id="path27048-3-0" draw:style-name="style3" draw:layer="layout" svg:x="8.505cm" svg:y="-1.640cm" svg:width="0.409cm" svg:height="0.249cm" svg:viewBox="0.0 0.0 409.355 249.044" svg:d="M 17215.037 -3281.362 L 17010.360 -3155.582 L 17215.037 -3032.317 L 17419.715 -3155.582 L 17215.037 -3281.362 L 17215.037 -3281.362 Z">
                <!-- 6 nodes -->
              </draw:path>
              <draw:path id="path27050-4-7" draw:style-name="style3" draw:layer="layout" svg:x="8.767cm" svg:y="-1.479cm" svg:width="0.409cm" svg:height="0.249cm" svg:viewBox="0.0 0.0 409.355 249.044" svg:d="M 17739.012 -2959.365 L 17724.685 -2951.818 L 17593.691 -2871.319 L 17534.334 -2833.584 L 17593.691 -2798.366 L 17724.685 -2717.867 L 17739.012 -2710.320 L 17753.339 -2717.867 L 17884.333 -2798.366 L 17943.690 -2833.584 L 17884.333 -2871.319 L 17753.339 -2951.818 L 17739.012 -2959.365 L 17739.012 -2959.365 ZM 17739.012 -2868.803 L 17796.322 -2833.584 L 17739.012 -2798.366 L 17681.702 -2833.584 L 17739.012 -2868.803 L 17739.012 -2868.803 Z">
                <!-- 20 nodes -->
              </draw:path>
              <draw:path id="path27052-0-5" draw:style-name="style3" draw:layer="layout" svg:x="9.029cm" svg:y="-1.318cm" svg:width="0.409cm" svg:height="0.249cm" svg:viewBox="0.0 0.0 409.355 249.044" svg:d="M 18262.987 -2637.367 L 18058.309 -2511.587 L 18262.987 -2388.322 L 18467.665 -2511.587 L 18262.987 -2637.367 L 18262.987 -2637.367 Z">
                <!-- 6 nodes -->
              </draw:path>
              <draw:path id="path27044-3-8" draw:style-name="style3" draw:layer="layout" svg:x="9.291cm" svg:y="-1.157cm" svg:width="0.409cm" svg:height="0.249cm" svg:viewBox="0.0 0.0 409.355 249.044" svg:d="M 18786.962 -2315.370 L 18772.634 -2307.823 L 18641.641 -2227.324 L 18582.284 -2189.590 L 18641.641 -2154.371 L 18772.634 -2073.872 L 18786.962 -2066.325 L 18801.289 -2073.872 L 18932.283 -2154.371 L 18991.639 -2189.590 L 18932.283 -2227.324 L 18801.289 -2307.823 L 18786.962 -2315.370 L 18786.962 -2315.370 ZM 18786.962 -2224.808 L 18844.271 -2189.590 L 18786.962 -2154.371 L 18729.652 -2189.590 L 18786.962 -2224.808 L 18786.962 -2224.808 Z">
                <!-- 20 nodes -->
              </draw:path>
              <draw:path id="path27042-9-7" draw:style-name="style3" draw:layer="layout" svg:x="7.981cm" svg:y="-1.318cm" svg:width="0.409cm" svg:height="0.249cm" svg:viewBox="0.0 0.0 409.355 249.044" svg:d="M 16167.088 -2637.367 L 15962.410 -2511.587 L 16167.088 -2388.322 L 16371.765 -2511.587 L 16167.088 -2637.367 L 16167.088 -2637.367 Z">
                <!-- 6 nodes -->
              </draw:path>
              <draw:path id="path27046-1-0" draw:style-name="style3" draw:layer="layout" svg:x="8.243cm" svg:y="-1.479cm" svg:width="0.409cm" svg:height="0.249cm" svg:viewBox="0.0 0.0 409.355 249.044" svg:d="M 16691.062 -2959.365 L 16676.735 -2951.818 L 16545.741 -2871.319 L 16486.385 -2833.584 L 16545.741 -2798.366 L 16676.735 -2717.867 L 16691.062 -2710.320 L 16705.390 -2717.867 L 16836.384 -2798.366 L 16895.740 -2833.584 L 16836.384 -2871.319 L 16705.390 -2951.818 L 16691.062 -2959.365 L 16691.062 -2959.365 ZM 16691.062 -2868.803 L 16748.372 -2833.584 L 16691.062 -2798.366 L 16633.753 -2833.584 L 16691.062 -2868.803 L 16691.062 -2868.803 Z">
                <!-- 20 nodes -->
              </draw:path>
              <draw:path id="path27040-9-4" draw:style-name="style3" draw:layer="layout" svg:x="7.719cm" svg:y="-1.157cm" svg:width="0.409cm" svg:height="0.249cm" svg:viewBox="0.0 0.0 409.355 249.044" svg:d="M 15643.113 -2315.370 L 15628.785 -2307.823 L 15497.792 -2227.324 L 15438.435 -2189.590 L 15497.792 -2154.371 L 15628.785 -2073.872 L 15643.113 -2066.325 L 15657.440 -2073.872 L 15788.434 -2154.371 L 15847.790 -2189.590 L 15788.434 -2227.324 L 15657.440 -2307.823 L 15643.113 -2315.370 L 15643.113 -2315.370 ZM 15643.113 -2224.808 L 15700.422 -2189.590 L 15643.113 -2154.371 L 15585.803 -2189.590 L 15643.113 -2224.808 L 15643.113 -2224.808 Z">
                <!-- 20 nodes -->
              </draw:path>
              <draw:path id="rect12348-6-8" draw:style-name="style4" draw:layer="layout" svg:x="8.047cm" svg:y="0.736cm" svg:width="0.543cm" svg:height="1.059cm" svg:viewBox="0.0 0.0 543.262 1059.332" svg:d="M 16099.732 1473.135 L 16632.547 1787.724 L 16637.770 2532.467 L 16094.508 2205.037 L 16099.731 1473.135 L 16099.732 1473.135 Z">
                <!-- 6 nodes -->
              </draw:path>
              <draw:path id="path27054-9-0" draw:style-name="style3" draw:layer="layout" svg:x="8.022cm" svg:y="0.672cm" svg:width="0.589cm" svg:height="1.177cm" svg:viewBox="0.0 0.0 589.471 1177.303" svg:d="M 16044.281 1345.286 L 16044.281 1410.692 L 16044.281 2135.186 L 16044.281 2160.342 L 16062.702 2170.405 L 16586.677 2492.402 L 16633.753 2522.590 L 16633.753 2457.184 L 16633.753 1732.690 L 16633.753 1707.534 L 16615.332 1697.471 L 16091.357 1375.474 L 16044.281 1345.286 L 16044.281 1345.286 ZM 16109.778 1476.098 L 16568.256 1757.846 L 16568.256 2391.778 L 16109.778 2110.030 L 16109.778 1476.098 L 16109.778 1476.098 Z">
                <!-- 20 nodes -->
              </draw:path>
              <draw:path id="path27058-3-4" draw:style-name="style3" draw:layer="layout" svg:x="7.498cm" svg:y="-.615cm" svg:width="0.196cm" svg:height="2.143cm" svg:viewBox="0.0 0.0 196.490 2143.295" svg:d="M 14996.331 -1230.692 L 14996.331 -1165.287 L 14996.331 766.697 L 14996.331 791.853 L 15014.752 801.916 L 15145.746 882.415 L 15192.822 912.602 L 15192.822 847.197 L 15192.822 -1084.787 L 15192.822 -1109.943 L 15174.401 -1120.006 L 15043.407 -1200.505 L 14996.331 -1230.692 L 14996.331 -1230.692 ZM 15061.828 -1099.881 L 15127.325 -1059.631 L 15127.325 781.791 L 15061.828 741.541 L 15061.828 -1099.881 L 15061.828 -1099.881 Z">
                <!-- 20 nodes -->
              </draw:path>
              <draw:path id="path27056-3-2" draw:style-name="style3" draw:layer="layout" svg:x="7.727cm" svg:y="-.494cm" svg:width="0.196cm" svg:height="2.143cm" svg:viewBox="0.0 0.0 196.490 2143.295" svg:d="M 15454.809 -989.194 L 15454.809 1033.351 L 15651.300 1154.100 L 15651.300 -868.445 L 15454.809 -989.194 L 15454.809 -989.194 Z">
                <!-- 6 nodes -->
              </draw:path>
              <draw:path id="path27060-8-9" draw:style-name="style3" draw:layer="layout" svg:x="8.022cm" svg:y="-.373cm" svg:width="0.327cm" svg:height="1.096cm" svg:viewBox="0.0 0.0 327.484 1096.803" svg:d="M 16044.281 -747.696 L 16044.281 -682.290 L 16044.281 122.702 L 16044.281 147.858 L 16062.702 157.921 L 16324.689 318.919 L 16371.765 349.107 L 16371.765 283.701 L 16371.765 -521.292 L 16371.765 -546.448 L 16353.344 -556.510 L 16091.357 -717.509 L 16044.281 -747.696 L 16044.281 -747.696 ZM 16109.778 -616.885 L 16306.268 -496.136 L 16306.268 218.295 L 16109.778 97.546 L 16109.778 -616.885 L 16109.778 -616.885 Z">
                <!-- 20 nodes -->
              </draw:path>
              <draw:path id="path27062-0-6" draw:style-name="style3" draw:layer="layout" svg:x="8.415cm" svg:y="-.132cm" svg:width="0.196cm" svg:height="1.096cm" svg:viewBox="0.0 0.0 196.490 1096.803" svg:d="M 16830.243 -264.700 L 16830.243 -199.294 L 16830.243 686.198 L 16830.243 711.354 L 16848.664 721.416 L 16979.658 801.916 L 17026.734 832.103 L 17026.734 766.697 L 17026.734 -118.795 L 17026.734 -143.951 L 17008.313 -154.013 L 16877.319 -234.513 L 16830.243 -264.700 L 16830.243 -264.700 ZM 16895.740 -133.888 L 16961.237 -93.639 L 16961.237 701.291 L 16895.740 661.042 L 16895.740 -133.888 L 16895.740 -133.888 Z">
                <!-- 20 nodes -->
              </draw:path>
              <draw:path id="path28810-5-1" draw:style-name="style3" draw:layer="layout" svg:x="7.367cm" svg:y="-1.797cm" svg:width="2.685cm" svg:height="4.105cm" svg:viewBox="0.0 0.0 2685.371 4105.467" svg:d="M 16077.029 -3595.361 C 16060.655 -3595.361 16053.865 -3591.029 16040.187 -3585.299 C 16026.510 -3579.569 16009.494 -3570.289 15989.018 -3560.143 C 15948.066 -3539.850 15894.581 -3511.842 15831.416 -3477.128 C 15705.087 -3407.700 15543.123 -3313.795 15383.172 -3218.020 C 15223.221 -3122.246 15065.713 -3026.126 14947.209 -2946.335 C 14887.956 -2906.440 14837.400 -2869.288 14801.887 -2840.680 C 14784.131 -2826.376 14770.023 -2814.791 14758.905 -2802.946 C 14753.346 -2797.023 14749.054 -2792.425 14744.578 -2785.336 C 14740.101 -2778.248 14734.344 -2768.566 14734.344 -2750.118 L 14734.344 -335.137 C 14734.344 -316.689 14740.101 -307.007 14744.578 -299.918 C 14749.054 -292.830 14753.346 -288.232 14758.905 -282.309 C 14770.023 -270.464 14784.131 -258.879 14801.887 -244.575 C 14837.400 -215.967 14887.956 -178.815 14947.209 -138.920 C 15065.713 -59.129 15223.221 36.991 15383.172 132.765 C 15543.123 228.539 15705.087 322.444 15831.416 391.872 C 15894.581 426.586 15948.066 454.594 15989.018 474.887 C 16009.494 485.033 16026.510 494.313 16040.187 500.043 C 16053.865 505.773 16060.655 510.105 16077.029 510.105 C 16093.404 510.105 16100.194 505.773 16113.871 500.043 C 16127.549 494.313 16144.565 485.033 16165.041 474.887 C 16205.992 454.594 16259.478 426.586 16322.643 391.872 C 16448.972 322.444 16610.936 228.539 16770.887 132.765 C 16930.838 36.991 17088.345 -59.129 17206.850 -138.920 C 17266.102 -178.815 17316.658 -215.967 17352.171 -244.575 C 17369.928 -258.879 17384.036 -270.464 17395.154 -282.309 C 17400.712 -288.232 17405.004 -292.830 17409.481 -299.918 C 17413.958 -307.007 17419.715 -316.689 17419.715 -335.137 L 17419.715 -2750.118 C 17419.715 -2768.566 17413.958 -2778.248 17409.481 -2785.336 C 17405.004 -2792.425 17400.712 -2797.023 17395.154 -2802.946 C 17384.036 -2814.791 17369.928 -2826.376 17352.171 -2840.680 C 17316.658 -2869.288 17266.102 -2906.440 17206.850 -2946.335 C 17088.345 -3026.126 16930.838 -3122.246 16770.887 -3218.020 C 16610.936 -3313.795 16448.972 -3407.700 16322.643 -3477.128 C 16259.478 -3511.842 16205.992 -3539.850 16165.041 -3560.143 C 16144.565 -3570.289 16127.549 -3579.569 16113.871 -3585.299 C 16100.194 -3591.029 16093.404 -3595.361 16077.029 -3595.361 L 16077.029 -3595.361 ZM 16077.029 -3514.862 C 16068.842 -3514.862 16079.609 -3514.752 16091.357 -3509.831 C 16103.104 -3504.909 16120.659 -3497.012 16140.479 -3487.190 C 16180.120 -3467.548 16233.322 -3438.641 16296.034 -3404.175 C 16421.459 -3335.245 16582.886 -3242.995 16742.232 -3147.584 C 16901.578 -3052.172 17059.274 -2952.075 17176.148 -2873.383 C 17234.586 -2834.036 17282.531 -2801.695 17315.329 -2775.274 C 17331.728 -2762.063 17345.028 -2750.182 17352.171 -2742.571 C 17353.362 -2741.302 17353.355 -2741.078 17354.218 -2740.055 L 17354.218 -345.199 C 17353.355 -344.177 17353.362 -343.952 17352.171 -342.684 C 17345.028 -335.072 17331.728 -323.191 17315.329 -309.981 C 17282.531 -283.560 17234.586 -251.219 17176.148 -211.872 C 17059.274 -133.180 16901.578 -33.083 16742.232 62.328 C 16582.886 157.740 16421.459 249.989 16296.034 318.919 C 16233.322 353.385 16180.120 382.292 16140.479 401.934 C 16120.659 411.756 16103.104 419.653 16091.357 424.575 C 16079.609 429.497 16068.842 429.606 16077.029 429.606 C 16085.216 429.606 16074.449 429.493 16062.702 424.575 C 16050.955 419.653 16033.399 411.756 16013.579 401.934 C 15973.939 382.292 15920.736 353.385 15858.024 318.919 C 15732.600 249.989 15571.173 157.740 15411.827 62.328 C 15252.481 -33.083 15094.785 -133.180 14977.910 -211.872 C 14919.473 -251.219 14871.528 -283.560 14838.729 -309.981 C 14822.330 -323.191 14809.031 -335.072 14801.887 -342.684 C 14800.697 -343.952 14800.703 -344.177 14799.841 -345.199 L 14799.841 -2740.055 C 14800.703 -2741.078 14800.697 -2741.302 14801.887 -2742.571 C 14809.031 -2750.182 14822.330 -2762.063 14838.729 -2775.274 C 14871.528 -2801.695 14919.473 -2834.036 14977.910 -2873.383 C 15094.785 -2952.075 15252.481 -3052.172 15411.827 -3147.584 C 15571.173 -3242.995 15732.600 -3335.245 15858.024 -3404.175 C 15920.736 -3438.641 15973.939 -3467.548 16013.579 -3487.190 C 16033.399 -3497.012 16050.955 -3504.909 16062.702 -3509.831 C 16074.449 -3514.752 16085.216 -3514.862 16077.029 -3514.862 L 16077.029 -3514.862 Z">
                <!-- 76 nodes -->
              </draw:path>
            </draw:g>
            <!-- id="g12880-3-1" -->
          </draw:g>
          <!-- id="g5887" -->
          <draw:g id="g5961">
            <draw:path id="path3284" draw:style-name="style5" draw:fill-gradient-name="gradient0" draw:layer="layout" svg:x="0.291cm" svg:y="0.015cm" svg:width="2.787cm" svg:height="5.247cm" svg:viewBox="0.0 0.0 2787.345 5247.299" svg:d="M 1760.027 67.236 L 620.091 725.379 L 620.091 4332.001 L 2193.203 5240.239 L 3333.140 4582.095 L 3333.140 949.147 L 1760.027 67.236 L 1760.027 67.236 Z">
              <!-- 8 nodes -->
            </draw:path>
            <draw:path id="path3232" draw:style-name="style5" draw:layer="layout" svg:x="0.310cm" svg:y="0.691cm" svg:width="1.610cm" svg:height="4.552cm" svg:viewBox="0.0 0.0 1610.260 4552.008" svg:d="M 638.665 5008.718 L 2211.778 5916.955 L 2211.778 2310.333 L 638.665 1402.095 L 638.665 5008.718 L 638.665 5008.718 Z">
              <!-- 6 nodes -->
            </draw:path>
            <draw:path id="path3266" draw:style-name="style5" draw:layer="layout" svg:x="2.710cm" svg:y="1.581cm" svg:width="0.464cm" svg:height="1.202cm" svg:viewBox="0.0 0.0 464.920 1202.195" svg:d="M 5848.450 3763.506 C 5848.450 4074.966 5761.006 4327.455 5653.138 4327.455 C 5545.270 4327.455 5457.826 4074.966 5457.826 3763.506 C 5457.826 3452.045 5545.270 3199.557 5653.138 3199.557 C 5761.006 3199.557 5848.450 3452.045 5848.450 3763.506 L 5848.450 3763.506 Z">
              <!-- 6 nodes -->
            </draw:path>
            <draw:path id="path3270" draw:style-name="style5" draw:layer="layout" svg:x="2.710cm" svg:y="2.878cm" svg:width="0.464cm" svg:height="1.202cm" svg:viewBox="0.0 0.0 464.920 1202.195" svg:d="M 5848.450 6357.670 C 5848.450 6669.130 5761.006 6921.619 5653.138 6921.619 C 5545.270 6921.619 5457.826 6669.130 5457.826 6357.670 C 5457.826 6046.210 5545.270 5793.721 5653.138 5793.721 C 5761.006 5793.721 5848.450 6046.210 5848.450 6357.670 L 5848.450 6357.670 Z">
              <!-- 6 nodes -->
            </draw:path>
            <draw:path id="path3268" draw:style-name="style5" draw:layer="layout" svg:x="2.807cm" svg:y="2.257cm" svg:width="0.464cm" svg:height="1.202cm" svg:viewBox="0.0 0.0 464.920 1202.195" svg:d="M 6043.761 5116.984 C 6043.761 5428.444 5956.317 5680.933 5848.449 5680.933 C 5740.581 5680.933 5653.137 5428.444 5653.137 5116.984 C 5653.137 4805.523 5740.581 4553.035 5848.449 4553.035 C 5956.317 4553.035 6043.761 4805.523 6043.761 5116.984 L 6043.761 5116.984 Z">
              <!-- 6 nodes -->
            </draw:path>
            <draw:path id="path3234" draw:style-name="style5" draw:fill-gradient-name="gradient1" draw:layer="layout" svg:x="1.883cm" svg:y="0.923cm" svg:width="1.177cm" svg:height="4.320cm" svg:viewBox="0.0 0.0 1177.085 4320.729" svg:d="M 4923.612 1864.654 L 4924.830 5490.761 L 3784.893 6148.234 L 3784.893 2541.612 L 4923.614 1864.654 L 4923.612 1864.654 Z">
              <!-- 6 nodes -->
            </draw:path>
            <draw:path id="path3240" draw:style-name="style6" draw:layer="layout" svg:x="0.424cm" svg:y="0.731cm" svg:width="0.151cm" svg:height="3.559cm" svg:viewBox="0.0 0.0 151.142 3559.958" svg:d="M 866.651 5003.882 L 980.645 4995.554 L 980.645 1546.887 L 866.651 1481.072 L 866.651 5003.882 L 866.651 5003.882 Z">
              <!-- 6 nodes -->
            </draw:path>
            <draw:path id="path3244" draw:style-name="style5" draw:fill-gradient-name="gradient2" draw:layer="layout" svg:x="0.378cm" svg:y="4.021cm" svg:width="1.541cm" svg:height="1.142cm" svg:viewBox="0.0 0.0 1541.864 1142.828" svg:d="M 775.457 8299.432 L 2280.174 9168.180 L 2280.174 8931.249 L 775.457 8062.500 L 775.457 8299.432 L 775.457 8299.432 Z">
              <!-- 6 nodes -->
            </draw:path>
            <draw:path id="path3246" draw:style-name="style5" draw:fill-gradient-name="gradient3" draw:layer="layout" svg:x="0.378cm" svg:y="3.785cm" svg:width="1.541cm" svg:height="1.142cm" svg:viewBox="0.0 0.0 1541.864 1142.828" svg:d="M 775.457 7825.569 L 2280.174 8694.318 L 2280.174 8431.060 L 775.457 7588.638 L 775.457 7825.569 L 775.457 7825.569 Z">
              <!-- 6 nodes -->
            </draw:path>
            <draw:path id="path3286" draw:style-name="style5" draw:fill-gradient-name="gradient4" draw:layer="layout" svg:x="0.378cm" svg:y="2.935cm" svg:width="1.541cm" svg:height="1.728cm" svg:viewBox="0.0 0.0 1541.864 1728.995" svg:d="M 775.457 6739.213 L 2280.174 5889.789 L 2280.174 7581.636 L 775.457 6739.213 L 775.457 6739.213 Z">
              <!-- 5 nodes -->
            </draw:path>
            <draw:path id="path3260" draw:style-name="style5" draw:fill-gradient-name="gradient5" draw:layer="layout" svg:x="0.378cm" svg:y="2.784cm" svg:width="1.541cm" svg:height="1.116cm" svg:viewBox="0.0 0.0 1541.864 1116.502" svg:d="M 775.457 5798.489 L 2280.174 6667.238 L 2280.174 6430.306 L 775.457 5587.884 L 775.457 5798.489 L 775.457 5798.489 Z">
              <!-- 6 nodes -->
            </draw:path>
            <draw:path id="path3252" draw:style-name="style5" draw:fill-gradient-name="gradient6" draw:layer="layout" svg:x="0.378cm" svg:y="2.547cm" svg:width="1.541cm" svg:height="1.116cm" svg:viewBox="0.0 0.0 1541.864 1116.501" svg:d="M 775.457 5350.953 L 2280.174 6193.375 L 2280.174 5982.770 L 775.457 5114.022 L 775.457 5350.953 L 775.457 5350.953 Z">
              <!-- 6 nodes -->
            </draw:path>
            <draw:path id="path3254" draw:style-name="style5" draw:fill-gradient-name="gradient7" draw:layer="layout" svg:x="0.378cm" svg:y="1.724cm" svg:width="1.541cm" svg:height="1.728cm" svg:viewBox="0.0 0.0 1541.864 1728.995" svg:d="M 775.457 4290.923 L 2280.174 3467.824 L 2280.174 5159.671 L 775.457 4290.923 L 775.457 4290.923 Z">
              <!-- 5 nodes -->
            </draw:path>
            <draw:path id="path3256" draw:style-name="style5" draw:fill-gradient-name="gradient8" draw:layer="layout" svg:x="0.378cm" svg:y="1.863cm" svg:width="1.541cm" svg:height="1.142cm" svg:viewBox="0.0 0.0 1541.864 1142.828" svg:d="M 775.457 3982.016 L 2280.174 4850.764 L 2280.174 4613.833 L 775.457 3745.084 L 775.457 3982.016 L 775.457 3982.016 Z">
              <!-- 6 nodes -->
            </draw:path>
            <draw:path id="path3258" draw:style-name="style5" draw:fill-gradient-name="gradient9" draw:layer="layout" svg:x="0.378cm" svg:y="1.317cm" svg:width="1.541cm" svg:height="1.451cm" svg:viewBox="0.0 0.0 1541.864 1451.348" svg:d="M 775.457 3199.633 L 1758.743 2654.181 L 2280.174 2936.376 L 2280.174 4068.381 L 775.457 3199.633 L 775.457 3199.633 Z">
              <!-- 6 nodes -->
            </draw:path>
            <draw:path id="path3230" draw:style-name="style5" draw:fill-gradient-name="gradient10" draw:layer="layout" svg:x="0.310cm" svg:y="0.033cm" svg:width="2.748cm" svg:height="1.603cm" svg:viewBox="0.0 0.0 2748.981 1603.528" svg:d="M 638.665 743.953 L 1778.602 85.811 L 3350.498 975.232 L 2211.778 1652.191 L 638.665 743.953 L 638.665 743.953 Z">
              <!-- 6 nodes -->
            </draw:path>
            <draw:path id="path3264" draw:style-name="style5" draw:fill-gradient-name="gradient11" draw:layer="layout" svg:x="0.378cm" svg:y="2.995cm" svg:width="1.541cm" svg:height="1.123cm" svg:viewBox="0.0 0.0 1541.864 1123.042" svg:d="M 775.457 6246.027 L 2280.174 7094.988 L 2280.174 6877.843 L 775.457 6009.095 L 775.457 6246.027 L 775.457 6246.027 Z">
              <!-- 6 nodes -->
            </draw:path>
            <draw:path id="path3272" draw:style-name="style5" draw:layer="layout" svg:x="0.482cm" svg:y="2.050cm" svg:width="0.427cm" svg:height="0.262cm" svg:viewBox="0.0 0.0 427.773 262.727" svg:d="M 984.222 4120.450 L 1374.847 4346.029 L 984.222 4120.450 ">
              <!-- 3 nodes -->
            </draw:path>
            <draw:path id="path3274" draw:style-name="style5" draw:layer="layout" svg:x="0.482cm" svg:y="2.727cm" svg:width="0.427cm" svg:height="0.262cm" svg:viewBox="0.0 0.0 427.773 262.728" svg:d="M 984.222 5473.927 L 1374.847 5699.506 L 984.222 5473.927 ">
              <!-- 3 nodes -->
            </draw:path>
            <draw:path id="path3276" draw:style-name="style5" draw:layer="layout" svg:x="0.482cm" svg:y="2.953cm" svg:width="0.427cm" svg:height="0.262cm" svg:viewBox="0.0 0.0 427.773 262.727" svg:d="M 984.222 5925.086 L 1374.847 6150.665 L 984.222 5925.086 ">
              <!-- 3 nodes -->
            </draw:path>
            <draw:path id="path3278" draw:style-name="style5" draw:layer="layout" svg:x="0.482cm" svg:y="3.178cm" svg:width="0.427cm" svg:height="0.262cm" svg:viewBox="0.0 0.0 427.773 262.728" svg:d="M 984.222 6376.245 L 1374.847 6601.824 L 984.222 6376.245 ">
              <!-- 3 nodes -->
            </draw:path>
            <draw:path id="path3280" draw:style-name="style5" draw:layer="layout" svg:x="0.482cm" svg:y="3.968cm" svg:width="0.427cm" svg:height="0.262cm" svg:viewBox="0.0 0.0 427.773 262.728" svg:d="M 984.222 7955.302 L 1374.847 8180.882 L 984.222 7955.302 ">
              <!-- 3 nodes -->
            </draw:path>
            <draw:path id="path3282" draw:style-name="style5" draw:layer="layout" svg:x="0.482cm" svg:y="4.193cm" svg:width="0.427cm" svg:height="0.262cm" svg:viewBox="0.0 0.0 427.773 262.728" svg:d="M 984.222 8406.462 L 1374.847 8632.042 L 984.222 8406.462 ">
              <!-- 3 nodes -->
            </draw:path>
            <draw:g id="g3332">
              <draw:g id="g3300">
                <draw:path id="path3288" draw:style-name="style7" draw:layer="layout" svg:x="1.038cm" svg:y="2.334cm" svg:width="0.131cm" svg:height="0.147cm" svg:viewBox="0.0 0.0 131.302 147.233" svg:d="M 2141.904 4686.955 C 2167.904 4686.955 2188.981 4711.598 2188.981 4741.997 C 2188.981 4772.396 2167.904 4797.039 2141.904 4797.039 C 2115.904 4797.039 2094.827 4772.396 2094.827 4741.997 C 2094.827 4711.598 2115.904 4686.955 2141.904 4686.955 L 2141.904 4686.955 Z">
                  <!-- 6 nodes -->
                </draw:path>
                <draw:path id="path3290" draw:style-name="style7" draw:layer="layout" svg:x="1.178cm" svg:y="2.415cm" svg:width="0.131cm" svg:height="0.147cm" svg:viewBox="0.0 0.0 131.302 147.233" svg:d="M 2423.205 4849.365 C 2449.205 4849.365 2470.283 4874.008 2470.283 4904.407 C 2470.283 4934.806 2449.205 4959.449 2423.205 4959.449 C 2397.205 4959.449 2376.128 4934.806 2376.128 4904.407 C 2376.128 4874.008 2397.205 4849.365 2423.205 4849.365 L 2423.205 4849.365 Z">
                  <!-- 6 nodes -->
                </draw:path>
              </draw:g>
              <!-- id="g3300" -->
            </draw:g>
            <!-- id="g3332" -->
            <draw:g id="g3296">
              <draw:path id="path3292" draw:style-name="style7" draw:layer="layout" svg:x="1.038cm" svg:y="3.008cm" svg:width="0.131cm" svg:height="0.147cm" svg:viewBox="0.0 0.0 131.302 147.233" svg:d="M 2141.904 6036.111 C 2167.904 6036.111 2188.982 6060.754 2188.982 6091.153 C 2188.982 6121.552 2167.904 6146.195 2141.904 6146.195 C 2115.904 6146.195 2094.827 6121.552 2094.827 6091.153 C 2094.827 6060.754 2115.904 6036.111 2141.904 6036.111 L 2141.904 6036.111 Z">
                <!-- 6 nodes -->
              </draw:path>
              <draw:path id="path3294" draw:style-name="style7" draw:layer="layout" svg:x="1.178cm" svg:y="3.089cm" svg:width="0.131cm" svg:height="0.147cm" svg:viewBox="0.0 0.0 131.302 147.233" svg:d="M 2423.206 6198.521 C 2449.206 6198.521 2470.283 6223.164 2470.283 6253.563 C 2470.283 6283.962 2449.206 6308.605 2423.206 6308.605 C 2397.206 6308.605 2376.128 6283.962 2376.128 6253.563 C 2376.128 6223.164 2397.206 6198.521 2423.206 6198.521 L 2423.206 6198.521 Z">
                <!-- 6 nodes -->
              </draw:path>
            </draw:g>
            <!-- id="g3296" -->
            <draw:g id="g3308">
              <draw:path id="path3310" draw:style-name="style7" draw:layer="layout" svg:x="1.038cm" svg:y="3.233cm" svg:width="0.131cm" svg:height="0.147cm" svg:viewBox="0.0 0.0 131.302 147.233" svg:d="M 2141.904 6485.666 C 2167.904 6485.666 2188.982 6510.309 2188.982 6540.708 C 2188.982 6571.107 2167.904 6595.751 2141.904 6595.751 C 2115.904 6595.751 2094.827 6571.107 2094.827 6540.708 C 2094.827 6510.309 2115.904 6485.666 2141.904 6485.666 L 2141.904 6485.666 Z">
                <!-- 6 nodes -->
              </draw:path>
              <draw:path id="path3312" draw:style-name="style7" draw:layer="layout" svg:x="1.178cm" svg:y="3.314cm" svg:width="0.131cm" svg:height="0.147cm" svg:viewBox="0.0 0.0 131.302 147.233" svg:d="M 2423.206 6648.076 C 2449.206 6648.076 2470.283 6672.720 2470.283 6703.119 C 2470.283 6733.518 2449.206 6758.161 2423.206 6758.161 C 2397.206 6758.161 2376.128 6733.518 2376.128 6703.119 C 2376.128 6672.720 2397.206 6648.076 2423.206 6648.076 L 2423.206 6648.076 Z">
                <!-- 6 nodes -->
              </draw:path>
            </draw:g>
            <!-- id="g3308" -->
            <draw:g id="g3314">
              <draw:path id="path3316" draw:style-name="style7" draw:layer="layout" svg:x="1.038cm" svg:y="3.462cm" svg:width="0.131cm" svg:height="0.147cm" svg:viewBox="0.0 0.0 131.302 147.233" svg:d="M 2141.904 6942.780 C 2167.904 6942.780 2188.982 6967.423 2188.982 6997.822 C 2188.982 7028.221 2167.904 7052.864 2141.904 7052.864 C 2115.904 7052.864 2094.827 7028.221 2094.827 6997.822 C 2094.827 6967.423 2115.904 6942.780 2141.904 6942.780 L 2141.904 6942.780 Z">
                <!-- 6 nodes -->
              </draw:path>
              <draw:path id="path3318" draw:style-name="style7" draw:layer="layout" svg:x="1.178cm" svg:y="3.543cm" svg:width="0.131cm" svg:height="0.147cm" svg:viewBox="0.0 0.0 131.302 147.233" svg:d="M 2423.206 7105.190 C 2449.206 7105.190 2470.283 7129.833 2470.283 7160.232 C 2470.283 7190.631 2449.206 7215.274 2423.206 7215.274 C 2397.206 7215.274 2376.128 7190.631 2376.128 7160.232 C 2376.128 7129.833 2397.206 7105.190 2423.206 7105.190 L 2423.206 7105.190 Z">
                <!-- 6 nodes -->
              </draw:path>
            </draw:g>
            <!-- id="g3314" -->
            <draw:g id="g3320">
              <draw:path id="path3322" draw:style-name="style7" draw:layer="layout" svg:x="1.038cm" svg:y="4.246cm" svg:width="0.131cm" svg:height="0.147cm" svg:viewBox="0.0 0.0 131.302 147.233" svg:d="M 2141.904 8511.412 C 2167.904 8511.412 2188.982 8536.056 2188.982 8566.455 C 2188.982 8596.854 2167.904 8621.497 2141.904 8621.497 C 2115.904 8621.497 2094.827 8596.854 2094.827 8566.455 C 2094.827 8536.056 2115.904 8511.412 2141.904 8511.412 L 2141.904 8511.412 Z">
                <!-- 6 nodes -->
              </draw:path>
              <draw:path id="path3324" draw:style-name="style7" draw:layer="layout" svg:x="1.178cm" svg:y="4.327cm" svg:width="0.131cm" svg:height="0.147cm" svg:viewBox="0.0 0.0 131.302 147.233" svg:d="M 2423.206 8673.823 C 2449.206 8673.823 2470.283 8698.466 2470.283 8728.865 C 2470.283 8759.264 2449.206 8783.907 2423.206 8783.907 C 2397.206 8783.907 2376.128 8759.264 2376.128 8728.865 C 2376.128 8698.466 2397.206 8673.823 2423.206 8673.823 L 2423.206 8673.823 Z">
                <!-- 6 nodes -->
              </draw:path>
            </draw:g>
            <!-- id="g3320" -->
            <draw:g id="g3326">
              <draw:path id="path3328" draw:style-name="style7" draw:layer="layout" svg:x="1.038cm" svg:y="4.491cm" svg:width="0.131cm" svg:height="0.147cm" svg:viewBox="0.0 0.0 131.302 147.233" svg:d="M 2141.904 9002.298 C 2167.904 9002.298 2188.982 9026.941 2188.982 9057.340 C 2188.982 9087.739 2167.904 9112.382 2141.904 9112.382 C 2115.904 9112.382 2094.827 9087.739 2094.827 9057.340 C 2094.827 9026.941 2115.904 9002.298 2141.904 9002.298 L 2141.904 9002.298 Z">
                <!-- 6 nodes -->
              </draw:path>
              <draw:path id="path3330" draw:style-name="style7" draw:layer="layout" svg:x="1.178cm" svg:y="4.573cm" svg:width="0.131cm" svg:height="0.147cm" svg:viewBox="0.0 0.0 131.302 147.233" svg:d="M 2423.206 9164.708 C 2449.206 9164.708 2470.283 9189.351 2470.283 9219.750 C 2470.283 9250.149 2449.206 9274.793 2423.206 9274.793 C 2397.206 9274.793 2376.128 9250.149 2376.128 9219.750 C 2376.128 9189.351 2397.206 9164.708 2423.206 9164.708 L 2423.206 9164.708 Z">
                <!-- 6 nodes -->
              </draw:path>
            </draw:g>
            <!-- id="g3326" -->
            <draw:path id="path3233" draw:style-name="style8" draw:fill-gradient-name="gradient12" draw:layer="layout" svg:x="0.981cm" svg:y="4.176cm" svg:width="0.243cm" svg:height="0.284cm" svg:viewBox="0.0 0.0 243.587 284.803" svg:d="M 2085.758 8353.888 C 2153.023 8353.888 2207.552 8417.644 2207.552 8496.290 C 2207.552 8574.936 2153.023 8638.692 2085.758 8638.692 C 2018.493 8638.692 1963.964 8574.936 1963.964 8496.290 C 1963.964 8417.644 2018.493 8353.888 2085.758 8353.888 L 2085.758 8353.888 Z">
              <!-- 6 nodes -->
            </draw:path>
            <draw:path id="path3666" draw:style-name="style8" draw:fill-gradient-name="gradient13" draw:layer="layout" svg:x="0.981cm" svg:y="4.421cm" svg:width="0.243cm" svg:height="0.284cm" svg:viewBox="0.0 0.0 243.587 284.803" svg:d="M 2085.758 8842.784 C 2153.023 8842.784 2207.552 8906.539 2207.552 8985.186 C 2207.552 9063.832 2153.023 9127.588 2085.758 9127.588 C 2018.493 9127.588 1963.964 9063.832 1963.964 8985.186 C 1963.964 8906.539 2018.493 8842.784 2085.758 8842.784 L 2085.758 8842.784 Z">
              <!-- 6 nodes -->
            </draw:path>
            <draw:path id="path3662" draw:style-name="style8" draw:fill-gradient-name="gradient14" draw:layer="layout" svg:x="1.121cm" svg:y="4.258cm" svg:width="0.243cm" svg:height="0.284cm" svg:viewBox="0.0 0.0 243.587 284.803" svg:d="M 2365.293 8516.602 C 2432.558 8516.602 2487.087 8580.358 2487.087 8659.004 C 2487.087 8737.650 2432.558 8801.406 2365.293 8801.406 C 2298.028 8801.406 2243.499 8737.650 2243.499 8659.004 C 2243.499 8580.358 2298.028 8516.602 2365.293 8516.602 L 2365.293 8516.602 Z">
              <!-- 6 nodes -->
            </draw:path>
            <draw:path id="path3670" draw:style-name="style8" draw:fill-gradient-name="gradient15" draw:layer="layout" svg:x="1.122cm" svg:y="4.504cm" svg:width="0.243cm" svg:height="0.284cm" svg:viewBox="0.0 0.0 243.587 284.803" svg:d="M 2366.717 9009.606 C 2433.982 9009.606 2488.511 9073.362 2488.511 9152.008 C 2488.511 9230.654 2433.982 9294.410 2366.717 9294.410 C 2299.452 9294.410 2244.923 9230.654 2244.923 9152.008 C 2244.923 9073.362 2299.452 9009.606 2366.717 9009.606 L 2366.717 9009.606 Z">
              <!-- 6 nodes -->
            </draw:path>
            <draw:path id="path3674" draw:style-name="style8" draw:fill-gradient-name="gradient16" draw:layer="layout" svg:x="1.122cm" svg:y="3.475cm" svg:width="0.243cm" svg:height="0.284cm" svg:viewBox="0.0 0.0 243.587 284.803" svg:d="M 2366.717 6951.458 C 2433.982 6951.458 2488.511 7015.214 2488.511 7093.860 C 2488.511 7172.507 2433.982 7236.262 2366.717 7236.262 C 2299.452 7236.262 2244.923 7172.507 2244.923 7093.860 C 2244.923 7015.214 2299.452 6951.458 2366.717 6951.458 L 2366.717 6951.458 Z">
              <!-- 6 nodes -->
            </draw:path>
            <draw:path id="path3678" draw:style-name="style8" draw:fill-gradient-name="gradient17" draw:layer="layout" svg:x="0.981cm" svg:y="3.393cm" svg:width="0.243cm" svg:height="0.284cm" svg:viewBox="0.0 0.0 243.587 284.803" svg:d="M 2084.600 6787.187 C 2151.865 6787.187 2206.394 6850.943 2206.394 6929.589 C 2206.394 7008.235 2151.865 7071.991 2084.600 7071.991 C 2017.336 7071.991 1962.807 7008.235 1962.807 6929.589 C 1962.807 6850.943 2017.336 6787.187 2084.600 6787.187 L 2084.600 6787.187 Z">
              <!-- 6 nodes -->
            </draw:path>
            <draw:path id="path3682" draw:style-name="style8" draw:fill-gradient-name="gradient18" draw:layer="layout" svg:x="1.122cm" svg:y="3.245cm" svg:width="0.243cm" svg:height="0.284cm" svg:viewBox="0.0 0.0 243.587 284.803" svg:d="M 2366.719 6490.787 C 2433.984 6490.787 2488.513 6554.543 2488.513 6633.189 C 2488.513 6711.836 2433.984 6775.591 2366.719 6775.591 C 2299.454 6775.591 2244.925 6711.836 2244.925 6633.189 C 2244.925 6554.543 2299.454 6490.787 2366.719 6490.787 L 2366.719 6490.787 Z">
              <!-- 6 nodes -->
            </draw:path>
            <draw:path id="path3686" draw:style-name="style8" draw:fill-gradient-name="gradient19" draw:layer="layout" svg:x="0.981cm" svg:y="3.165cm" svg:width="0.243cm" svg:height="0.284cm" svg:viewBox="0.0 0.0 243.587 284.803" svg:d="M 2085.791 6330.086 C 2153.055 6330.086 2207.584 6393.842 2207.584 6472.488 C 2207.584 6551.135 2153.055 6614.890 2085.791 6614.890 C 2018.526 6614.890 1963.997 6551.135 1963.997 6472.488 C 1963.997 6393.842 2018.526 6330.086 2085.791 6330.086 L 2085.791 6330.086 Z">
              <!-- 6 nodes -->
            </draw:path>
            <draw:path id="path3690" draw:style-name="style8" draw:fill-gradient-name="gradient20" draw:layer="layout" svg:x="0.981cm" svg:y="2.941cm" svg:width="0.243cm" svg:height="0.284cm" svg:viewBox="0.0 0.0 243.587 284.803" svg:d="M 2085.792 5882.508 C 2153.057 5882.508 2207.586 5946.263 2207.586 6024.910 C 2207.586 6103.556 2153.057 6167.312 2085.792 6167.312 C 2018.527 6167.312 1963.998 6103.556 1963.998 6024.910 C 1963.998 5946.263 2018.527 5882.508 2085.792 5882.508 L 2085.792 5882.508 Z">
              <!-- 6 nodes -->
            </draw:path>
            <draw:path id="path3694" draw:style-name="style8" draw:fill-gradient-name="gradient21" draw:layer="layout" svg:x="1.122cm" svg:y="3.021cm" svg:width="0.243cm" svg:height="0.284cm" svg:viewBox="0.0 0.0 243.587 284.803" svg:d="M 2366.717 6042.017 C 2433.982 6042.017 2488.511 6105.773 2488.511 6184.419 C 2488.511 6263.066 2433.982 6326.821 2366.717 6326.821 C 2299.452 6326.821 2244.923 6263.066 2244.923 6184.419 C 2244.923 6105.773 2299.452 6042.017 2366.717 6042.017 L 2366.717 6042.017 Z">
              <!-- 6 nodes -->
            </draw:path>
            <draw:path id="path3698" draw:style-name="style8" draw:fill-gradient-name="gradient22" draw:layer="layout" svg:x="1.121cm" svg:y="2.346cm" svg:width="0.243cm" svg:height="0.284cm" svg:viewBox="0.0 0.0 243.587 284.803" svg:d="M 2365.527 4692.141 C 2432.792 4692.141 2487.321 4755.896 2487.321 4834.543 C 2487.321 4913.189 2432.792 4976.945 2365.527 4976.945 C 2298.262 4976.945 2243.733 4913.189 2243.733 4834.543 C 2243.733 4755.896 2298.262 4692.141 2365.527 4692.141 L 2365.527 4692.141 Z">
              <!-- 6 nodes -->
            </draw:path>
            <draw:path id="path3702" draw:style-name="style8" draw:fill-gradient-name="gradient23" draw:layer="layout" svg:x="0.981cm" svg:y="2.265cm" svg:width="0.243cm" svg:height="0.284cm" svg:viewBox="0.0 0.0 243.587 284.803" svg:d="M 2085.792 4530.252 C 2153.057 4530.252 2207.586 4594.007 2207.586 4672.653 C 2207.586 4751.300 2153.057 4815.055 2085.792 4815.055 C 2018.527 4815.055 1963.998 4751.300 1963.998 4672.653 C 1963.998 4594.007 2018.527 4530.252 2085.792 4530.252 L 2085.792 4530.252 Z">
              <!-- 6 nodes -->
            </draw:path>
            <draw:path id="path3347" draw:style-name="style9" draw:layer="layout" svg:x="0.082cm" svg:y="1.600cm" svg:width="1.838cm" svg:height="3.618cm" svg:viewBox="0.0 0.0 1838.431 3618.566" svg:d="M 1983.972 3219.898 L 182.691 3247.344 L 182.691 6801.315 L 1979.211 6801.315 L 1983.974 3219.897 L 1983.972 3219.898 Z">
              <!-- 6 nodes -->
            </draw:path>
          </draw:g>
          <!-- id="g5961" -->
          <draw:g id="g7736">
            <draw:path id="path6167" draw:style-name="style3" draw:layer="layout" svg:x="-9.095cm" svg:y="1.211cm" svg:width="3.816cm" svg:height="4.192cm" svg:viewBox="0.0 0.0 3816.152 4192.212" svg:d="M -17565.765 6599.869 C -17367.506 6598.650 -17381.011 6319.956 -17545.255 6286.352 C -17594.843 6104.549 -17376.196 6196.982 -17395.023 6325.828 C -17364.537 6466.715 -17068.855 6691.059 -17087.295 6425.681 C -17015.857 6284.548 -17076.418 6102.004 -17259.037 6203.988 C -17496.152 6304.633 -17569.958 6034.744 -17463.983 5870.242 C -17472.404 5564.421 -17107.975 5672.112 -16933.706 5748.739 C -16846.180 5713.764 -16892.343 5408.069 -16774.130 5605.908 C -16690.565 5840.882 -16969.837 6014.267 -16925.651 6253.060 C -16939.292 6408.064 -16816.749 6434.522 -16803.365 6333.978 C -16740.985 6466.138 -16512.017 6649.415 -16448.759 6416.190 C -16053.432 6448.490 -15658.626 6377.015 -15263.139 6398.273 C -15137.158 6351.922 -15008.916 6649.409 -14956.950 6391.235 C -14902.967 6135.586 -14887.720 5873.507 -14831.630 5617.975 C -14797.247 5407.527 -14764.612 5196.765 -14736.901 4985.324 C -14508.510 5076.659 -14617.718 4770.867 -14727.724 4785.739 C -14527.712 4775.015 -14297.247 4652.965 -14402.013 4414.447 C -14468.836 4229.143 -14471.260 4020.549 -14594.756 3858.274 C -14699.562 3735.039 -14738.761 3561.729 -14854.983 3456.910 C -14968.779 3294.093 -14999.041 2866.316 -15295.680 3030.789 C -15441.729 3184.978 -15487.092 3405.162 -15560.160 3599.665 C -15622.439 3806.680 -15702.087 4009.045 -15768.503 4213.742 C -15761.254 4367.067 -15409.308 4305.569 -15552.022 4509.181 C -15640.589 4615.603 -15694.921 4842.156 -15856.261 4675.869 C -15964.587 4608.565 -16154.777 4780.889 -16151.172 4561.561 C -16190.994 4381.485 -16053.972 4650.265 -16011.873 4472.607 C -16015.363 4394.027 -16191.175 4426.662 -16033.304 4374.304 C -15878.728 4259.079 -16160.394 4163.333 -16251.221 4268.587 C -16402.051 4259.954 -16522.658 4442.546 -16674.831 4326.372 C -16827.638 4414.736 -17071.658 4460.666 -17108.035 4221.660 C -17186.545 4036.077 -17266.486 3737.550 -17032.402 3613.684 C -16753.527 3622.662 -17064.911 3364.459 -16859.797 3271.286 C -16650.667 3282.179 -17098.356 2979.232 -16824.134 2924.380 C -16541.087 2844.671 -16750.514 2462.112 -16977.974 2464.604 C -17241.698 2421.707 -17553.426 2371.050 -17784.927 2540.774 C -17996.451 2732.361 -17978.172 3051.312 -17949.297 3310.933 C -17935.782 3475.380 -17844.219 3687.556 -17788.397 3845.125 C -17693.162 3894.887 -17446.297 3565.550 -17506.138 3802.694 C -17674.108 3787.297 -17503.249 4072.109 -17713.664 4015.931 C -17891.988 3918.400 -18202.870 3890.191 -18179.973 4181.438 C -18209.942 4402.531 -18193.864 4665.001 -18015.279 4821.715 C -17874.530 5040.603 -17990.326 5308.374 -17957.225 5545.035 C -18013.881 5667.911 -17941.508 5783.360 -17805.362 5700.546 C -17593.808 5727.325 -17620.748 6178.727 -17796.208 6221.084 C -17918.337 6166.408 -18085.807 6116.078 -18049.396 6306.281 C -18054.172 6388.378 -18058.949 6470.475 -18063.726 6552.572 C -17880.592 6550.106 -17638.887 6472.535 -17707.810 6245.656 C -17582.388 6069.348 -17539.732 6317.930 -17684.282 6365.296 C -17792.493 6478.643 -17756.072 6669.707 -17565.770 6599.940 L -17565.765 6599.869 M -14794.878 4626.638 C -15075.638 4653.487 -14942.411 4126.283 -14732.471 4405.514 C -14631.121 4418.486 -14385.978 4475.301 -14599.152 4565.888 C -14664.308 4586.124 -14735.729 4589.628 -14794.874 4626.607 L -14794.878 4626.638 M -14736.862 4756.143 C -14866.403 4580.319 -14475.684 4588.447 -14453.504 4454.632 C -14362.044 4592.116 -14597.365 4771.387 -14736.862 4756.143 L -14736.862 4756.143 ZM -15665.006 4843.175 C -15802.855 4923.866 -15788.358 4721.489 -15678.665 4793.006 L -15669.788 4813.636 L -15665.006 4843.165 L -15665.006 4843.175 M -17249.614 5097.436 C -17231.766 4853.432 -16973.285 4821.884 -16806.491 4759.367 C -16620.503 4733.423 -16501.535 4560.359 -16314.720 4573.360 C -16159.426 4539.374 -16124.465 4766.330 -16300.578 4712.327 C -16483.776 4706.299 -16647.617 4762.895 -16812.942 4826.327 C -16956.278 4830.209 -17006.726 4977.920 -16850.569 5015.942 C -16826.332 5146.449 -17168.147 5062.205 -17249.611 5097.450 L -17249.614 5097.436 M -16553.514 4514.464 C -16719.940 4497.634 -16530.050 4364.571 -16553.513 4514.447 L -16553.514 4514.464 M -17868.390 5120.615 C -17962.871 5046.919 -17882.414 4747.098 -17793.529 4946.854 C -17782.919 5013.068 -17815.787 5080.939 -17868.390 5120.601 L -17868.390 5120.615 M -17739.796 4988.170 C -17847.711 4820.493 -17571.816 4857.886 -17739.793 4988.164 L -17739.796 4988.170 ">
              <!-- 82 nodes -->
            </draw:path>
            <draw:path id="path6169" draw:style-name="style10" draw:layer="layout" svg:x="-8.637cm" svg:y="4.940cm" svg:width="0.268cm" svg:height="0.414cm" svg:viewBox="0.0 0.0 268.766 414.774" svg:d="M -17100.983 10296.561 L -17081.664 10288.834 L -17062.332 10281.080 L -17043.012 10274.330 L -17043.012 10255.963 L -17013.993 10234.686 L -17007.218 10223.081 L -17007.218 10141.873 L -17010.129 10096.432 L -17097.120 10075.167 L -17100.018 10010.380 L -17103.895 9945.607 L -17107.772 9881.787 L -17111.636 9881.787 L -17115.513 9881.787 L -17120.316 9881.787 L -17120.316 9943.662 L -17120.316 10005.524 L -17120.316 10068.392 L -17229.591 10085.779 L -17275.984 10296.547 L -17100.984 10296.547 L -17100.983 10296.561 Z">
              <!-- 23 nodes -->
            </draw:path>
            <draw:path id="path6171" draw:style-name="style11" draw:layer="layout" svg:x="-7.702cm" svg:y="3.771cm" svg:width="2.039cm" svg:height="1.508cm" svg:viewBox="0.0 0.0 2039.014 1508.256" svg:d="M -15152.837 9043.575 L -15109.329 9033.916 L -15103.533 8975.904 L -15101.575 8949.810 L -14646.231 8952.710 L -14189.880 8909.215 L -13742.250 8940.153 L -13736.441 8955.622 L -13732.577 8964.316 L -13717.108 8969.145 L -13708.415 9031.987 L -13639.777 9007.824 L -13594.324 9007.824 L -13542.121 8923.705 L -13574.991 8817.355 L -13539.210 8750.636 L -13481.198 8350.379 L -13394.195 7942.394 L -13365.176 7545.034 L -14040.022 7542.121 L -14724.527 7555.659 L -15404.190 7557.602 L -15390.653 8045.843 L -15345.212 8532.152 L -15271.732 9021.359 L -15242.726 9050.378 L -15182.783 9043.602 L -15152.838 9043.602 L -15152.837 9043.575 Z">
              <!-- 29 nodes -->
            </draw:path>
            <draw:path id="path6173" draw:style-name="style10" draw:layer="layout" svg:x="-8.871cm" svg:y="5.027cm" svg:width="0.247cm" svg:height="0.244cm" svg:viewBox="0.0 0.0 247.516 244.617" svg:d="M -17618.284 10300.411 L -17516.751 10254.984 L -17496.452 10231.773 L -17509.023 10123.491 L -17513.853 10120.590 L -17518.696 10118.646 L -17524.492 10116.703 L -17525.473 10109.941 L -17526.412 10103.165 L -17528.370 10097.370 L -17667.590 10055.793 L -17743.968 10060.623 L -17743.968 10232.712 L -17712.038 10296.533 L -17682.093 10300.382 L -17618.285 10300.382 L -17618.284 10300.411 Z">
              <!-- 17 nodes -->
            </draw:path>
            <draw:path id="path6175" draw:style-name="style10" draw:layer="layout" svg:x="-8.369cm" svg:y="4.956cm" svg:width="0.367cm" svg:height="0.270cm" svg:viewBox="0.0 0.0 367.402 270.731" svg:d="M -16503.509 10183.455 L -16371.051 10106.097 L -16470.626 9916.607 L -16583.751 9987.176 L -16584.731 9995.884 L -16585.697 10004.592 L -16587.629 10013.300 L -16598.268 10015.214 L -16608.907 10017.158 L -16619.532 10019.101 L -16619.532 10014.272 L -16619.532 10010.394 L -16619.532 10006.515 L -16658.211 9979.455 L -16690.115 9940.776 L -16728.793 9912.735 L -16731.691 9915.636 L -16734.603 9918.536 L -16738.453 9922.414 L -16715.256 9965.923 L -16667.897 9998.793 L -16635.028 10038.437 L -16635.028 10154.447 L -16632.130 10183.466 L -16503.509 10183.466 L -16503.509 10183.455 Z">
              <!-- 26 nodes -->
            </draw:path>
            <draw:path id="path6177" draw:style-name="style12" draw:layer="layout" svg:x="-7.851cm" svg:y="4.695cm" svg:width="0.245cm" svg:height="0.493cm" svg:viewBox="0.0 0.0 245.582 493.070" svg:d="M -15617.934 9883.750 L -15594.724 9764.829 L -15582.140 9738.720 L -15579.242 9713.580 L -15570.562 9716.492 L -15561.841 9719.393 L -15553.161 9722.305 L -15535.747 9776.439 L -15513.530 9848.953 L -15456.471 9874.094 L -15466.144 9732.929 L -15498.074 9468.040 L -15501.925 9390.683 L -15702.053 9439.987 L -15638.233 9723.269 L -15637.293 9883.753 L -15630.531 9883.753 L -15623.743 9883.753 L -15617.933 9883.753 L -15617.934 9883.750 Z">
              <!-- 20 nodes -->
            </draw:path>
            <draw:path id="path6179" draw:style-name="style10" draw:layer="layout" svg:x="-8.659cm" svg:y="4.937cm" svg:width="0.099cm" svg:height="0.109cm" svg:viewBox="0.0 0.0 99.573 109.271" svg:d="M -17303.069 9983.284 L -17253.751 9946.538 L -17242.160 9920.443 L -17218.963 9877.900 L -17224.759 9875.957 L -17231.534 9874.971 L -17238.296 9874.013 L -17283.750 9941.685 L -17299.219 9948.446 L -17303.083 9961.018 L -17306.947 9961.018 L -17310.797 9961.018 L -17315.654 9961.018 L -17316.605 9966.828 L -17317.556 9973.575 L -17318.537 9980.351 L -17312.741 9981.308 L -17307.884 9982.294 L -17303.068 9983.252 L -17303.069 9983.284 Z">
              <!-- 20 nodes -->
            </draw:path>
            <draw:path id="path6181" draw:style-name="style10" draw:layer="layout" svg:x="-8.405cm" svg:y="4.914cm" svg:width="0.038cm" svg:height="0.041cm" svg:viewBox="0.0 0.0 38.719 41.568" svg:d="M -16783.919 9871.159 L -16779.089 9866.329 L -16775.225 9862.451 L -16771.348 9858.572 L -16777.171 9848.925 L -16783.932 9839.251 L -16790.707 9829.592 L -16796.517 9830.520 L -16803.292 9831.506 L -16810.067 9832.492 L -16793.619 9868.260 L -16783.919 9871.160 L -16783.919 9871.159 Z">
              <!-- 13 nodes -->
            </draw:path>
            <draw:path id="path6183" draw:style-name="style13" draw:layer="layout" svg:x="-8.581cm" svg:y="4.495cm" svg:width="0.232cm" svg:height="0.422cm" svg:viewBox="0.0 0.0 232.036 422.501" svg:d="M -17013.017 9393.547 L -16931.796 9362.623 L -16963.713 9274.640 L -16970.475 9209.853 L -16971.415 9215.663 L -16972.395 9222.413 L -16974.341 9229.174 L -16978.192 9229.174 L -16982.056 9229.174 L -16986.912 9229.174 L -16988.830 9162.469 L -16990.776 9095.751 L -16993.687 9029.998 L -16997.551 9029.998 L -17001.401 9029.998 L -17006.258 9029.998 L -17009.156 9088.023 L -16999.483 9248.520 L -17003.360 9248.520 L -17008.177 9248.520 L -17013.020 9248.520 L -17016.884 9166.333 L -17020.748 9085.139 L -17025.577 9003.931 L -17031.373 9003.931 L -17038.135 9003.931 L -17044.910 9003.931 L -17044.910 9087.057 L -17044.910 9171.190 L -17044.910 9255.309 L -17048.788 9255.309 L -17052.651 9255.309 L -17057.481 9255.309 L -17057.481 9222.424 L -17057.481 9190.534 L -17057.481 9158.630 L -17061.332 9158.630 L -17066.175 9158.630 L -17070.991 9158.630 L -17070.991 9190.534 L -17070.991 9222.424 L -17070.991 9255.307 L -17074.869 9255.307 L -17078.732 9255.307 L -17083.562 9255.307 L -17085.508 9201.146 L -17087.440 9147.025 L -17090.338 9093.844 L -17094.202 9093.844 L -17098.079 9093.844 L -17102.909 9093.844 L -17104.841 9138.291 L -17106.787 9183.745 L -17109.685 9229.172 L -17113.549 9229.172 L -17117.413 9229.172 L -17122.256 9229.172 L -17122.256 9148.944 L -17122.256 9069.668 L -17122.256 8990.392 L -17128.052 8990.392 L -17134.827 8990.392 L -17141.602 8990.392 L -17151.275 9074.511 L -17163.832 9325.876 L -17151.275 9412.893 L -17087.454 9393.548 L -17013.022 9393.548 L -17013.017 9393.547 Z">
              <!-- 69 nodes -->
            </draw:path>
            <draw:path id="path6185" draw:style-name="style8" draw:fill-gradient-name="gradient24" draw:layer="layout" svg:x="-8.974cm" svg:y="3.445cm" svg:width="1.226cm" svg:height="1.076cm" svg:viewBox="0.0 0.0 1226.811 1076.075" svg:d="M -16792.490 7966.532 L -16744.138 7553.704 L -16731.554 7386.444 L -16721.881 7335.222 L -16947.151 7345.847 L -17164.694 7298.461 L -17308.743 7515.038 L -17324.212 7521.785 L -17336.783 7541.130 L -17359.980 7547.906 L -17339.681 7514.084 L -17300.023 7483.133 L -17295.207 7457.038 L -17290.391 7457.038 L -17286.513 7457.038 L -17282.650 7457.038 L -17267.181 7418.359 L -17235.264 7417.402 L -17231.413 7386.451 L -17386.102 7434.789 L -17437.324 7444.463 L -17437.324 7439.648 L -17437.324 7435.770 L -17437.324 7431.891 L -17273.929 7374.859 L -17186.925 7379.675 L -17121.200 7225.000 L -17116.356 7225.000 L -17112.479 7225.000 L -17108.629 7225.000 L -17105.731 7214.374 L -17103.784 7203.735 L -17101.838 7193.095 L -17097.008 7193.095 L -17093.144 7193.095 L -17089.267 7193.095 L -17072.832 7161.205 L -17069.934 7135.098 L -17118.286 7136.056 L -17128.912 7134.112 L -17173.386 7128.302 L -17173.386 7132.180 L -17173.386 7137.010 L -17173.386 7141.840 L -17181.114 7141.840 L -17189.821 7141.840 L -17198.501 7141.840 L -17198.501 7135.078 L -17198.501 7128.302 L -17198.501 7122.506 L -17187.876 7117.677 L -17177.250 7112.833 L -17166.598 7108.969 L -17163.700 7100.261 L -17161.768 7091.553 L -17159.822 7083.837 L -17134.680 7092.516 L -17115.347 7086.720 L -17112.436 7078.979 L -17110.519 7071.251 L -17108.572 7064.490 L -17092.124 7070.285 L -17082.465 7086.735 L -17069.880 7089.636 L -17066.003 7078.996 L -17063.105 7068.371 L -17060.207 7057.731 L -17043.772 7053.853 L -17031.201 7060.629 L -17024.426 7050.955 L -17017.651 7041.281 L -17011.842 7031.622 L -17007.012 7031.622 L -17003.148 7031.622 L -16999.285 7031.622 L -16999.285 7036.451 L -17013.788 7079.960 L -17011.841 7086.722 L -16945.136 7086.722 L -16913.233 7014.194 L -16889.057 6973.597 L -16884.213 6973.597 L -16880.350 6973.597 L -16876.486 6973.597 L -16871.656 6945.544 L -16867.792 6917.518 L -16863.929 6890.457 L -16874.554 6893.358 L -16885.207 6896.258 L -16895.846 6899.171 L -17016.685 6997.779 L -17185.876 7084.783 L -17340.551 7157.311 L -17451.757 7194.058 L -17501.062 7156.331 L -17527.156 7045.138 L -17531.034 7045.138 L -17535.837 7045.138 L -17540.680 7045.138 L -17546.489 7100.252 L -17553.251 7156.331 L -17560.026 7212.411 L -17585.168 7231.759 L -17611.262 7251.103 L -17637.370 7270.410 L -17637.370 7279.130 L -17637.370 7287.823 L -17637.370 7296.531 L -17647.996 7296.531 L -17658.621 7296.531 L -17669.274 7296.531 L -17673.137 7305.210 L -17709.884 7353.562 L -17730.196 7360.309 L -17948.692 7636.816 L -17840.383 7840.822 L -17495.239 7840.822 L -17355.054 7817.625 L -17227.426 7770.240 L -17095.934 7766.376 L -17095.934 7770.240 L -17095.934 7775.084 L -17095.934 7779.913 L -17185.849 7788.595 L -17231.303 7802.144 L -17080.479 7850.483 L -16938.348 7941.364 L -16792.488 7966.519 L -16792.490 7966.532 Z">
              <!-- 129 nodes -->
            </draw:path>
            <draw:path id="path6187" draw:style-name="style14" draw:layer="layout" svg:x="-8.833cm" svg:y="4.347cm" svg:width="0.711cm" svg:height="0.147cm" svg:viewBox="0.0 0.0 711.595 147.923" svg:d="M -17238.325 8820.215 L -17144.533 8807.644 L -17050.741 8796.038 L -16957.928 8784.432 L -16956.988 8779.603 L -16956.007 8775.724 L -16955.042 8771.846 L -17024.645 8749.615 L -17052.698 8743.805 L -17134.872 8748.635 L -17136.818 8740.907 L -17138.764 8733.180 L -17141.662 8726.418 L -17270.243 8749.615 L -17395.925 8780.553 L -17535.145 8755.413 L -17644.406 8697.401 L -17663.725 8694.501 L -17664.705 8719.641 L -17665.657 8745.736 L -17666.637 8771.842 L -17620.217 8842.424 L -17305.998 8820.179 L -17238.327 8820.179 L -17238.325 8820.215 Z">
              <!-- 25 nodes -->
            </draw:path>
            <draw:path id="path6189" draw:style-name="style15" draw:layer="layout" svg:x="-7.769cm" svg:y="3.947cm" svg:width="0.067cm" svg:height="0.348cm" svg:viewBox="0.0 0.0 67.684 348.042" svg:d="M -15471.900 8244.024 L -15477.695 8128.001 L -15484.471 8011.992 L -15491.246 7895.982 L -15495.110 7895.982 L -15499.939 7895.982 L -15504.769 7895.982 L -15539.584 8186.013 L -15536.686 8227.589 L -15514.442 8232.419 L -15493.164 8238.215 L -15471.900 8244.025 L -15471.900 8244.024 Z">
              <!-- 13 nodes -->
            </draw:path>
            <draw:path id="path6191" draw:style-name="style13" draw:layer="layout" svg:x="-8.862cm" svg:y="3.663cm" svg:width="0.051cm" svg:height="0.245cm" svg:viewBox="0.0 0.0 51.236 245.566" svg:d="M -17673.357 7573.015 L -17695.601 7399.008 L -17712.022 7327.459 L -17715.886 7327.459 L -17719.764 7327.459 L -17724.594 7327.459 L -17714.921 7437.686 L -17688.813 7566.267 L -17683.017 7568.210 L -17678.187 7570.125 L -17673.357 7573.026 L -17673.357 7573.015 Z">
              <!-- 12 nodes -->
            </draw:path>
            <draw:path id="path6193" draw:style-name="style14" draw:layer="layout" svg:x="-7.847cm" svg:y="3.631cm" svg:width="2.340cm" svg:height="0.146cm" svg:viewBox="0.0 0.0 2340.676 146.920" svg:d="M -14641.413 7395.141 L -14622.066 7389.331 L -13707.460 7375.808 L -13612.716 7377.723 L -13517.957 7379.666 L -13423.199 7382.567 L -13353.596 7360.336 L -13373.908 7348.730 L -13371.976 7289.739 L -13376.792 7286.839 L -13381.636 7284.924 L -13387.445 7282.981 L -13388.411 7276.205 L -13389.377 7269.443 L -13391.323 7263.647 L -14126.113 7279.102 L -15517.368 7285.878 L -15652.723 7292.640 L -15674.940 7302.314 L -15678.818 7314.871 L -15691.389 7314.871 L -15692.355 7329.386 L -15693.306 7344.855 L -15694.272 7360.310 L -15678.817 7367.072 L -15672.042 7382.527 L -15324.966 7410.568 L -14978.829 7395.113 L -14641.413 7395.113 L -14641.413 7395.141 Z">
              <!-- 30 nodes -->
            </draw:path>
            <draw:path id="path6195" draw:style-name="style15" draw:layer="layout" svg:x="-8.575cm" svg:y="3.115cm" svg:width="1.252cm" svg:height="0.589cm" svg:viewBox="0.0 0.0 1252.987 589.777" svg:d="M -17012.047 6820.882 L -16869.916 6784.135 L -16501.562 6624.617 L -16477.386 6469.915 L -16472.556 6469.915 L -16468.693 6469.915 L -16464.829 6469.915 L -16443.564 6523.097 L -16365.254 6524.054 L -16322.698 6508.599 L -16315.923 6484.422 L -16309.148 6461.225 L -16303.352 6438.028 L -16296.590 6438.956 L -16289.815 6439.942 L -16284.019 6440.929 L -16253.068 6484.424 L -16225.042 6566.598 L -16206.662 6621.711 L -16197.968 6622.697 L -16189.288 6623.655 L -16180.567 6624.641 L -16143.834 6528.917 L -16200.879 6430.308 L -16238.606 6354.896 L -16100.339 6413.873 L -16145.793 6475.762 L -16071.333 6569.541 L -15979.486 6569.541 L -16067.456 6426.444 L -16086.802 6399.357 L -16168.023 6325.890 L -16180.581 6303.645 L -16140.950 6313.330 L -15981.431 6344.268 L -15981.431 6392.593 L -15950.494 6408.074 L -15923.407 6400.347 L -15897.312 6399.360 L -15898.264 6385.837 L -15899.229 6373.280 L -15900.195 6361.663 L -16071.318 6231.151 L -16249.217 6235.980 L -16438.706 6345.255 L -16556.675 6452.558 L -16697.826 6558.934 L -16876.690 6580.199 L -16868.949 6524.106 L -16872.813 6493.169 L -16876.690 6450.639 L -17025.583 6453.540 L -17122.273 6467.063 L -17150.299 6533.795 L -17131.946 6820.928 L -17012.046 6820.928 L -17012.047 6820.882 Z">
              <!-- 57 nodes -->
            </draw:path>
            <draw:path id="path6197" draw:style-name="style14" draw:layer="layout" svg:x="-8.987cm" svg:y="2.779cm" svg:width="0.411cm" svg:height="0.862cm" svg:viewBox="0.0 0.0 411.793 862.432" svg:d="M -17676.172 6420.573 L -17641.384 6410.914 L -17607.535 6401.228 L -17573.700 6391.554 L -17565.959 6312.278 L -17564.027 6249.424 L -17566.924 6178.855 L -17605.603 6169.181 L -17612.378 6162.393 L -17634.622 6159.493 L -17630.745 6172.076 L -17627.847 6184.648 L -17624.936 6198.185 L -17628.813 6198.185 L -17632.664 6198.185 L -17637.507 6198.185 L -17652.010 6165.316 L -17667.479 6133.412 L -17682.934 6101.522 L -17686.798 6101.522 L -17690.675 6101.522 L -17695.478 6101.522 L -17701.301 6086.052 L -17708.063 6070.583 L -17714.824 6056.068 L -17718.688 6056.068 L -17723.545 6056.068 L -17728.361 6056.068 L -17738.987 6031.905 L -17749.639 6009.662 L -17760.278 5986.465 L -17734.184 5999.037 L -17727.395 6018.382 L -17711.926 6043.511 L -17709.029 6040.610 L -17707.097 6038.666 L -17705.150 6036.752 L -17769.937 5921.695 L -17772.835 5902.362 L -17705.150 5929.423 L -17710.973 6059.935 L -17644.254 6101.525 L -17649.057 6021.270 L -17698.388 5963.245 L -17734.169 5896.539 L -17738.006 5896.539 L -17742.850 5896.539 L -17747.680 5896.539 L -17747.680 5889.778 L -17747.680 5883.002 L -17747.680 5877.206 L -17704.171 5898.471 L -17669.356 5983.557 L -17640.364 6030.929 L -17640.364 5933.286 L -17727.368 5852.065 L -17760.251 5762.150 L -17755.407 5762.150 L -17751.544 5762.150 L -17747.680 5762.150 L -17735.096 5785.347 L -17723.517 5808.544 L -17711.899 5832.733 L -17709.001 5829.820 L -17707.069 5827.906 L -17705.123 5825.962 L -17731.217 5781.501 L -17747.665 5736.047 L -17742.835 5736.047 L -17737.992 5736.047 L -17734.155 5736.047 L -17711.898 5787.283 L -17627.792 5935.197 L -17627.792 5855.934 L -17710.945 5746.660 L -17747.665 5678.022 L -17709.952 5692.537 L -17653.873 5814.343 L -17627.778 5858.831 L -17635.506 5708.006 L -17567.835 5612.295 L -17740.877 5558.148 L -17792.113 5562.026 L -17840.465 5563.970 L -17863.661 5626.811 L -17868.491 5628.755 L -17873.321 5630.698 L -17879.130 5632.612 L -17936.162 5833.721 L -17975.821 6291.990 L -17747.639 6413.822 L -17723.476 6415.736 L -17699.287 6417.709 L -17676.171 6420.580 L -17676.172 6420.573 Z">
              <!-- 95 nodes -->
            </draw:path>
            <draw:path id="path6199" draw:style-name="style16" draw:layer="layout" svg:x="-7.657cm" svg:y="3.506cm" svg:width="0.961cm" svg:height="0.128cm" svg:viewBox="0.0 0.0 961.026 128.605" svg:d="M -15289.199 7140.895 L -15063.941 7134.134 L -14374.593 7138.012 L -14367.817 7096.422 L -14354.294 7042.288 L -14374.593 7012.316 L -14672.377 7023.933 L -14975.945 7056.789 L -15276.628 7109.005 L -15289.199 7114.801 L -15301.783 7121.577 L -15315.320 7128.338 L -15301.783 7140.921 L -15289.199 7140.921 L -15289.199 7140.895 Z">
              <!-- 15 nodes -->
            </draw:path>
            <draw:path id="path6201" draw:style-name="style14" draw:layer="layout" svg:x="-9.093cm" svg:y="2.776cm" svg:width="0.275cm" svg:height="0.862cm" svg:viewBox="0.0 0.0 275.528 862.403" svg:d="M -17911.199 6414.827 L -17918.940 6389.686 L -17916.015 6392.587 L -17936.314 6379.050 L -18054.282 6099.618 L -18080.390 5942.045 L -18017.535 5649.103 L -18003.998 5629.759 L -17995.291 5597.855 L -17990.461 5597.855 L -17985.645 5597.855 L -17981.781 5597.855 L -17979.823 5590.142 L -17977.906 5582.400 L -17975.959 5574.673 L -17971.130 5573.686 L -17966.286 5572.729 L -17962.423 5571.772 L -17962.423 5565.011 L -17962.423 5558.234 L -17962.423 5552.424 L -18025.277 5564.030 L -18080.391 5569.826 L -18104.553 5649.115 L -18108.404 5649.115 L -18112.281 5649.115 L -18117.124 5649.115 L -18186.727 5922.738 L -18158.674 6103.520 L -18020.421 6359.715 L -17985.619 6367.469 L -17958.545 6405.168 L -17911.200 6414.828 L -17911.199 6414.827 Z">
              <!-- 34 nodes -->
            </draw:path>
            <draw:path id="path6203" draw:style-name="style17" draw:layer="layout" svg:x="-6.545cm" svg:y="3.451cm" svg:width="0.827cm" svg:height="0.176cm" svg:viewBox="0.0 0.0 827.588 176.964" svg:d="M -12747.400 7079.007 L -12585.937 7071.279 L -12424.474 7063.526 L -12263.976 7056.764 L -12263.976 7004.562 L -12263.976 6953.326 L -12263.976 6902.063 L -12545.326 6979.420 L -12788.964 6998.753 L -13088.667 7015.200 L -13089.646 7035.499 L -13090.599 7055.798 L -13091.565 7076.098 L -12976.508 7077.084 L -12861.465 7078.041 L -12747.400 7079.027 L -12747.400 7079.007 Z">
              <!-- 17 nodes -->
            </draw:path>
            <draw:path id="path6205" draw:style-name="style15" draw:layer="layout" svg:x="-7.898cm" svg:y="3.367cm" svg:width="0.218cm" svg:height="0.223cm" svg:viewBox="0.0 0.0 218.522 223.338" svg:d="M -15716.556 6951.330 L -15645.961 6912.664 L -15578.303 6864.326 L -15584.099 6822.749 L -15590.861 6782.152 L -15597.636 6741.541 L -15602.465 6739.627 L -15608.275 6737.654 L -15614.084 6735.711 L -15651.783 6829.490 L -15678.857 6772.444 L -15764.908 6786.959 L -15767.806 6843.991 L -15767.806 6871.067 L -15796.825 6929.078 L -15783.288 6959.050 L -15737.834 6951.296 L -15716.556 6951.296 L -15716.556 6951.330 Z">
              <!-- 19 nodes -->
            </draw:path>
            <draw:path id="path6207" draw:style-name="style18" draw:layer="layout" svg:x="-7.414cm" svg:y="3.518cm" svg:width="0.054cm" svg:height="0.031cm" svg:viewBox="0.0 0.0 54.160 31.930" svg:d="M -14795.121 7069.317 L -14788.359 7068.360 L -14781.584 7067.402 L -14775.788 7066.416 L -14778.686 7047.083 L -14788.359 7037.398 L -14800.943 7039.370 L -14813.528 7041.285 L -14827.051 7044.185 L -14828.032 7050.973 L -14828.983 7058.700 L -14829.949 7066.428 L -14818.344 7067.414 L -14806.753 7068.371 L -14795.121 7069.328 L -14795.121 7069.317 Z">
              <!-- 16 nodes -->
            </draw:path>
            <draw:path id="path6209" draw:style-name="style18" draw:layer="layout" svg:x="-7.279cm" svg:y="3.511cm" svg:width="0.034cm" svg:height="0.029cm" svg:viewBox="0.0 0.0 34.829 29.981" svg:d="M -14524.465 7053.876 L -14526.411 7043.236 L -14528.343 7033.562 L -14531.241 7023.903 L -14550.573 7023.903 L -14559.294 7034.528 L -14558.313 7039.372 L -14557.347 7044.202 L -14556.381 7049.998 L -14545.743 7050.984 L -14535.117 7051.941 L -14524.464 7053.885 L -14524.465 7053.876 Z">
              <!-- 13 nodes -->
            </draw:path>
            <draw:path id="path6211" draw:style-name="style17" draw:layer="layout" svg:x="-6.581cm" svg:y="3.312cm" svg:width="0.812cm" svg:height="0.218cm" svg:viewBox="0.0 0.0 812.106 218.510" svg:d="M -13080.000 6844.060 L -12810.269 6835.352 L -12602.399 6814.087 L -12351.047 6751.246 L -12381.985 6625.550 L -12898.252 6666.161 L -13008.465 6664.188 L -13079.048 6706.744 L -13163.154 6728.975 L -13118.693 6844.032 L -13105.156 6844.032 L -13092.585 6844.032 L -13080.000 6844.032 L -13080.000 6844.060 Z">
              <!-- 14 nodes -->
            </draw:path>
            <draw:path id="path6213" draw:style-name="style18" draw:layer="layout" svg:x="-7.152cm" svg:y="3.489cm" svg:width="0.041cm" svg:height="0.035cm" svg:viewBox="0.0 0.0 41.562 35.774" svg:d="M -14294.337 7015.178 L -14283.698 7014.221 L -14273.072 7013.264 L -14262.447 7012.278 L -14264.364 7004.550 L -14266.310 6996.823 L -14269.222 6989.095 L -14279.847 6985.217 L -14290.473 6982.316 L -14301.112 6979.404 L -14302.092 6990.029 L -14303.044 7000.681 L -14304.010 7012.272 L -14300.146 7013.258 L -14297.235 7014.215 L -14294.337 7015.172 L -14294.337 7015.178 Z">
              <!-- 17 nodes -->
            </draw:path>
            <draw:path id="path6215" draw:style-name="style18" draw:layer="layout" svg:x="-7.045cm" svg:y="3.470cm" svg:width="0.031cm" svg:height="0.038cm" svg:viewBox="0.0 0.0 31.918 38.721" svg:d="M -14059.393 6979.388 L -14059.393 6968.748 L -14059.393 6958.109 L -14059.393 6947.483 L -14070.032 6944.583 L -14080.671 6942.610 L -14091.309 6940.667 L -14089.363 6952.273 L -14087.431 6963.878 L -14085.485 6976.435 L -14076.791 6977.422 L -14068.097 6978.379 L -14059.390 6979.365 L -14059.393 6979.388 Z">
              <!-- 14 nodes -->
            </draw:path>
            <draw:path id="path6217" draw:style-name="style3" draw:layer="layout" svg:x="-8.804cm" svg:y="3.239cm" svg:width="0.141cm" svg:height="0.269cm" svg:viewBox="0.0 0.0 141.124 269.758" svg:d="M -17467.392 6748.376 L -17475.119 6727.096 L -17483.826 6705.831 L -17492.507 6684.566 L -17485.732 6684.566 L -17478.970 6684.566 L -17473.161 6684.566 L -17483.813 6638.160 L -17576.626 6484.437 L -17608.516 6478.642 L -17606.599 6489.267 L -17604.641 6498.941 L -17602.709 6510.547 L -17597.866 6510.547 L -17593.049 6510.547 L -17589.186 6510.547 L -17579.513 6572.422 L -17501.189 6607.223 L -17492.495 6671.031 L -17516.671 6661.383 L -17595.947 6569.509 L -17595.947 6542.448 L -17599.825 6542.448 L -17603.675 6542.448 L -17608.505 6542.448 L -17608.505 6546.327 L -17608.505 6550.190 L -17608.505 6555.020 L -17603.675 6555.020 L -17599.825 6555.020 L -17595.947 6555.020 L -17578.533 6620.773 L -17509.910 6678.784 L -17479.938 6748.400 L -17475.108 6748.400 L -17471.244 6748.400 L -17467.394 6748.400 L -17467.392 6748.376 Z">
              <!-- 38 nodes -->
            </draw:path>
            <draw:path id="path6219" draw:style-name="style18" draw:layer="layout" svg:x="-6.939cm" svg:y="3.467cm" svg:width="0.034cm" svg:height="0.025cm" svg:viewBox="0.0 0.0 34.786 25.149" svg:d="M -13863.113 6960.091 L -13856.338 6959.105 L -13849.576 6958.119 L -13843.767 6957.161 L -13843.767 6950.400 L -13843.767 6943.638 L -13843.767 6937.843 L -13854.406 6936.856 L -13865.031 6935.899 L -13875.670 6934.942 L -13876.636 6941.718 L -13877.602 6949.445 L -13878.554 6957.173 L -13872.758 6958.130 L -13867.914 6959.116 L -13863.111 6960.074 L -13863.113 6960.091 Z">
              <!-- 17 nodes -->
            </draw:path>
            <draw:path id="path6221" draw:style-name="style18" draw:layer="layout" svg:x="-6.823cm" svg:y="3.448cm" svg:width="0.041cm" svg:height="0.029cm" svg:viewBox="0.0 0.0 41.563 29.030" svg:d="M -13604.975 6925.269 L -13604.975 6918.493 L -13604.975 6911.731 L -13604.975 6905.921 L -13624.307 6896.262 L -13646.538 6899.162 L -13645.572 6905.924 L -13644.620 6913.678 L -13643.655 6921.405 L -13630.118 6922.391 L -13617.546 6923.348 L -13604.975 6925.292 L -13604.975 6925.269 Z">
              <!-- 13 nodes -->
            </draw:path>
            <draw:path id="path6223" draw:style-name="style15" draw:layer="layout" svg:x="-7.612cm" svg:y="3.290cm" svg:width="0.110cm" svg:height="0.157cm" svg:viewBox="0.0 0.0 110.227 157.589" svg:d="M -15173.162 6738.678 L -15114.185 6700.012 L -15177.992 6622.668 L -15205.079 6581.092 L -15210.875 6581.092 L -15217.637 6581.092 L -15224.412 6581.092 L -15201.216 6658.436 L -15188.645 6735.780 L -15182.849 6736.766 L -15178.005 6737.724 L -15173.162 6738.681 L -15173.162 6738.678 Z">
              <!-- 13 nodes -->
            </draw:path>
            <draw:path id="path6225" draw:style-name="style19" draw:layer="layout" svg:x="-8.633cm" svg:y="2.705cm" svg:width="0.692cm" svg:height="0.723cm" svg:viewBox="0.0 0.0 692.259 723.201" svg:d="M -16890.268 6134.415 L -16771.334 6075.437 L -16674.670 6055.138 L -16574.116 5982.610 L -16634.073 5841.459 L -16715.268 5690.635 L -16735.580 5542.708 L -16741.402 5541.751 L -16748.151 5540.794 L -16754.926 5539.807 L -16754.926 5573.630 L -16754.926 5608.458 L -16754.926 5643.259 L -16758.789 5643.259 L -16762.667 5643.259 L -16767.496 5643.259 L -16726.899 5719.624 L -16712.383 5812.437 L -16690.166 5900.420 L -16694.016 5900.420 L -16697.894 5900.420 L -16702.723 5900.420 L -16707.567 5878.189 L -16713.362 5856.924 L -16719.158 5835.659 L -16728.831 5836.617 L -16738.491 5837.574 L -16748.164 5838.560 L -16750.122 5830.818 L -16752.054 5823.091 L -16754.952 5816.329 L -16748.176 5816.329 L -16741.428 5816.329 L -16735.606 5816.329 L -16733.688 5820.207 L -16732.708 5824.086 L -16731.742 5828.915 L -16623.474 5737.055 L -17040.166 5459.568 L -17053.703 5449.909 L -17061.457 5436.386 L -17069.158 5423.814 L -17076.912 5411.231 L -17085.606 5411.231 L -17094.300 5411.231 L -17102.994 5411.231 L -17111.687 5469.242 L -17108.789 5484.697 L -17015.024 5516.601 L -16954.101 5561.062 L -16909.627 5650.025 L -16928.973 5639.385 L -16960.863 5592.013 L -16964.740 5592.013 L -16968.604 5592.013 L -16973.420 5592.013 L -17024.670 5515.635 L -17175.481 5455.691 L -17218.990 5572.693 L -17222.853 5572.693 L -17226.731 5572.693 L -17231.547 5572.693 L -17231.547 5583.319 L -17231.547 5593.958 L -17231.547 5604.584 L -17235.411 5604.584 L -17239.288 5604.584 L -17244.118 5604.584 L -17264.417 5673.220 L -17252.825 5765.094 L -17241.207 5842.439 L -17251.859 5908.164 L -17266.376 5972.964 L -17266.376 6047.411 L -17251.859 6056.119 L -17238.309 6064.812 L -17224.786 6073.505 L -17224.786 6066.744 L -17224.786 6059.982 L -17224.786 6054.172 L -17219.956 6054.172 L -17216.092 6054.172 L -17212.215 6054.172 L -17209.317 6048.377 L -17207.370 6042.566 L -17205.439 6037.751 L -17141.618 6024.214 L -16902.824 6008.744 L -16898.960 6014.540 L -16896.062 6021.316 L -16893.151 6028.092 L -16883.478 6028.092 L -16873.792 6028.092 L -16864.119 6028.092 L -16864.119 5936.218 L -16864.119 5843.405 L -16864.119 5752.551 L -16859.316 5752.551 L -16855.438 5752.551 L -16851.574 5752.551 L -16845.765 5861.785 L -16779.047 6016.487 L -16902.811 6073.532 L -16905.722 6098.676 L -16898.947 6131.531 L -16896.049 6132.518 L -16893.138 6133.504 L -16890.266 6134.432 L -16890.268 6134.415 Z">
              <!-- 109 nodes -->
            </draw:path>
            <draw:path id="path6227" draw:style-name="style15" draw:layer="layout" svg:x="-7.461cm" svg:y="3.043cm" svg:width="0.563cm" svg:height="0.382cm" svg:viewBox="0.0 0.0 563.664 382.871" svg:d="M -14513.797 6468.929 L -14510.899 6382.905 L -14565.047 6337.451 L -14559.224 6285.248 L -14498.315 6292.976 L -14462.547 6332.621 L -14417.107 6365.504 L -14409.379 6223.386 L -14525.389 6268.827 L -14545.701 6185.674 L -14462.547 6182.773 L -14359.095 6192.432 L -14368.768 6086.082 L -14579.770 6121.657 L -14600.814 6192.432 L -14652.050 6217.573 L -14668.485 6219.516 L -14709.082 6276.548 L -14722.619 6277.505 L -14737.136 6278.492 L -14751.639 6279.449 L -14753.570 6273.639 L -14755.502 6267.843 L -14757.460 6263.013 L -14734.264 6267.843 L -14661.736 6191.478 L -14623.057 6185.668 L -14625.015 6166.335 L -14626.947 6146.990 L -14629.845 6127.672 L -14661.748 6112.191 L -14691.680 6122.831 L -14732.277 6127.660 L -14732.277 6131.509 L -14732.277 6136.354 L -14732.277 6141.183 L -14750.644 6147.945 L -14756.453 6159.536 L -14770.956 6185.657 L -14774.833 6185.657 L -14778.684 6185.657 L -14783.527 6185.657 L -14785.459 6194.365 L -14787.417 6203.044 L -14790.315 6211.751 L -14795.118 6213.695 L -14799.961 6215.638 L -14805.770 6218.539 L -14807.702 6229.179 L -14809.648 6239.804 L -14812.546 6250.444 L -14785.473 6270.743 L -14760.344 6288.156 L -14760.344 6326.808 L -14792.234 6358.725 L -14817.376 6370.331 L -14860.871 6336.495 L -14919.849 6341.324 L -14922.760 6366.453 L -14892.802 6433.185 L -14887.959 6434.142 L -14884.081 6435.100 L -14880.231 6436.086 L -14880.231 6431.256 L -14880.231 6427.393 L -14880.231 6423.514 L -14841.539 6402.249 L -14802.887 6381.939 L -14764.221 6361.640 L -14705.230 6361.640 L -14683.966 6411.910 L -14629.818 6384.849 L -14626.921 6376.141 L -14624.989 6367.433 L -14623.031 6358.740 L -14618.228 6358.740 L -14614.350 6358.740 L -14610.473 6358.740 L -14610.473 6353.910 L -14610.473 6350.047 L -14610.473 6346.168 L -14603.711 6346.168 L -14596.936 6346.168 L -14591.140 6346.168 L -14575.671 6381.936 L -14558.271 6456.382 L -14513.796 6468.953 L -14513.797 6468.929 Z">
              <!-- 88 nodes -->
            </draw:path>
            <draw:path id="path6229" draw:style-name="style18" draw:layer="layout" svg:x="-6.458cm" svg:y="3.091cm" svg:width="0.607cm" svg:height="0.240cm" svg:viewBox="0.0 0.0 607.174 240.742" svg:d="M -12377.141 6423.503 L -12310.436 6404.158 L -12335.565 6359.697 L -12338.463 6308.461 L -12363.604 6294.923 L -12440.948 6282.352 L -12634.315 6231.115 L -12757.100 6185.661 L -12783.195 6182.761 L -12783.195 6186.624 L -12783.195 6190.503 L -12783.195 6195.332 L -12793.834 6197.276 L -12804.459 6199.219 L -12815.085 6202.120 L -12817.057 6210.802 L -12818.989 6219.481 L -12821.887 6228.200 L -12825.764 6229.128 L -12829.628 6230.115 L -12834.458 6231.101 L -12827.696 6236.896 L -12675.919 6247.522 L -12673.021 6255.264 L -12670.110 6263.972 L -12667.212 6272.665 L -12776.460 6269.764 L -12876.034 6279.438 L -12888.605 6355.816 L -12917.611 6394.495 L -12834.458 6416.741 L -12660.437 6423.502 L -12377.141 6423.502 L -12377.141 6423.503 Z">
              <!-- 34 nodes -->
            </draw:path>
            <draw:path id="path6231" draw:style-name="style16" draw:layer="layout" svg:x="-6.262cm" svg:y="2.096cm" svg:width="0.889cm" svg:height="1.107cm" svg:viewBox="0.0 0.0 889.464 1107.006" svg:d="M -11755.450 5300.050 L -11654.896 5079.610 L -11635.563 5021.598 L -11635.563 4908.486 L -12067.725 4204.648 L -12167.299 4193.043 L -12219.515 4330.331 L -12275.581 4459.864 L -12316.192 4608.756 L -12320.056 4608.756 L -12323.920 4608.756 L -12328.749 4608.756 L -12378.067 4765.390 L -12453.479 4924.921 L -12525.028 5085.392 L -12525.028 5094.111 L -12525.028 5102.790 L -12525.028 5111.498 L -12442.854 5155.007 L -12331.674 5232.351 L -12302.668 5130.844 L -12166.347 5114.397 L -11919.811 5283.588 L -11755.450 5300.050 L -11755.450 5300.050 Z">
              <!-- 25 nodes -->
            </draw:path>
            <draw:path id="path6233" draw:style-name="style17" draw:layer="layout" svg:x="-5.490cm" svg:y="3.046cm" svg:width="0.143cm" svg:height="0.150cm" svg:viewBox="0.0 0.0 143.096 150.825" svg:d="M -10879.563 6244.641 L -10860.231 6199.187 L -10837.034 6161.488 L -10837.034 6119.911 L -10861.210 6100.593 L -10861.210 6093.817 L -10898.909 6100.593 L -10917.290 6175.012 L -10980.131 6226.275 L -10879.564 6244.642 L -10879.563 6244.641 Z">
              <!-- 11 nodes -->
            </draw:path>
            <draw:path id="path6235" draw:style-name="style20" draw:layer="layout" svg:x="-7.993cm" svg:y="3.103cm" svg:width="0.068cm" svg:height="0.093cm" svg:viewBox="0.0 0.0 68.650 93.791" svg:d="M -15921.517 6301.675 L -15919.559 6291.989 L -15918.593 6282.316 L -15917.642 6272.656 L -15934.076 6250.425 L -15951.477 6229.149 L -15968.878 6207.884 L -15986.292 6225.297 L -15947.626 6277.499 L -15936.974 6298.764 L -15931.178 6299.750 L -15926.335 6300.707 L -15921.518 6301.665 L -15921.517 6301.675 Z">
              <!-- 14 nodes -->
            </draw:path>
            <draw:path id="path6237" draw:style-name="style21" draw:layer="layout" svg:x="-6.291cm" svg:y="3.053cm" svg:width="0.415cm" svg:height="0.111cm" svg:viewBox="0.0 0.0 415.753 111.183" svg:d="M -12203.120 6218.543 L -12167.340 6200.176 L -12177.978 6174.055 L -12177.013 6151.824 L -12227.283 6138.287 L -12263.064 6118.953 L -12322.041 6126.681 L -12329.769 6142.136 L -12337.510 6159.549 L -12345.251 6176.962 L -12493.178 6129.576 L -12583.093 6107.359 L -12552.155 6169.221 L -12275.648 6213.682 L -12203.120 6218.538 L -12203.120 6218.543 Z">
              <!-- 16 nodes -->
            </draw:path>
            <draw:path id="path6239" draw:style-name="style22" draw:layer="layout" svg:x="-6.769cm" svg:y="1.838cm" svg:width="0.874cm" svg:height="1.249cm" svg:viewBox="0.0 0.0 874.008 1249.137" svg:d="M -13157.358 4925.914 L -13070.341 4906.569 L -13067.443 4865.971 L -13041.349 4795.389 L -13036.505 4795.389 L -13032.641 4795.389 L -13028.764 4795.389 L -12968.821 4610.714 L -12828.635 4410.599 L -12809.303 4234.633 L -12804.473 4234.633 L -12800.595 4234.633 L -12796.732 4234.633 L -12773.535 4110.882 L -12710.694 3977.458 L -12664.287 3867.231 L -12664.287 3700.951 L -12884.728 3676.789 L -13012.343 3725.114 L -13117.727 3960.057 L -13220.213 4213.381 L -13289.829 4473.453 L -13399.077 4738.342 L -13538.296 4925.927 L -13157.358 4925.927 L -13157.358 4925.914 Z">
              <!-- 26 nodes -->
            </draw:path>
            <draw:path id="path6251" draw:style-name="style23" draw:layer="layout" svg:x="-8.469cm" svg:y="2.138cm" svg:width="0.026cm" svg:height="0.038cm" svg:viewBox="0.0 0.0 26.083 38.709" svg:d="M -16913.425 4314.862 L -16913.425 4301.324 L -16913.425 4288.741 L -16913.425 4276.169 L -16922.119 4276.169 L -16930.813 4276.169 L -16939.506 4276.169 L -16936.608 4287.760 L -16934.662 4299.378 L -16932.716 4311.949 L -16925.941 4312.907 L -16919.179 4313.893 L -16913.423 4314.879 L -16913.425 4314.862 Z">
              <!-- 14 nodes -->
            </draw:path>
            <draw:path id="path6259" draw:style-name="style24" draw:layer="layout" svg:x="-7.966cm" svg:y="1.584cm" svg:width="0.062cm" svg:height="0.150cm" svg:viewBox="0.0 0.0 62.827 150.811" svg:d="M -15887.639 3319.048 L -15872.157 3262.016 L -15869.259 3216.562 L -15880.864 3168.237 L -15884.728 3168.237 L -15889.558 3168.237 L -15894.401 3168.237 L -15897.299 3186.590 L -15932.087 3306.476 L -15887.639 3319.048 L -15887.639 3319.048 Z">
              <!-- 11 nodes -->
            </draw:path>
            <draw:path id="path6263" draw:style-name="style3" draw:layer="layout" svg:x="-8.130cm" svg:y="1.358cm" svg:width="0.086cm" svg:height="0.115cm" svg:viewBox="0.0 0.0 86.050 115.996" svg:d="M -16219.273 2833.718 L -16214.443 2800.862 L -16193.179 2789.245 L -16174.812 2781.518 L -16177.723 2760.252 L -16180.621 2738.987 L -16183.519 2717.722 L -16207.708 2717.722 L -16232.823 2717.722 L -16257.965 2717.722 L -16260.863 2752.511 L -16248.292 2788.291 L -16235.708 2826.957 L -16229.912 2828.929 L -16224.116 2830.844 L -16219.273 2833.715 L -16219.273 2833.718 Z">
              <!-- 17 nodes -->
            </draw:path>
            <draw:path id="path7650" draw:style-name="style25" draw:layer="layout" svg:x="-8.697cm" svg:y="1.576cm" svg:width="0.966cm" svg:height="1.263cm" svg:viewBox="0.0 0.0 966.227 1263.537" svg:d="M -16873.225 4416.521 C -16900.430 4347.426 -16964.288 4301.071 -17038.268 4299.355 C -17104.967 4285.594 -17120.581 4214.087 -17068.431 4174.744 C -17020.496 4125.796 -17009.474 4051.924 -17059.662 4001.014 C -17117.126 3959.085 -17164.211 4043.883 -17229.356 4023.933 C -17283.300 4032.087 -17330.922 4027.132 -17337.697 3963.928 C -17349.992 3921.040 -17403.676 3871.227 -17394.654 3835.206 C -17334.913 3800.322 -17260.213 3819.099 -17198.988 3791.521 C -17162.852 3731.514 -17194.820 3647.863 -17134.600 3593.884 C -17097.180 3514.218 -17174.665 3430.094 -17142.035 3348.420 C -17119.924 3301.544 -17021.587 3244.946 -16994.524 3201.871 C -16715.790 3106.876 -16479.037 3130.028 -16509.523 3454.872 C -16515.323 3523.337 -16456.767 3488.140 -16429.442 3601.480 C -16439.614 3650.761 -16533.904 3607.107 -16528.349 3673.047 C -16557.709 3736.764 -16551.276 3760.515 -16530.415 3909.490 C -16538.268 3994.534 -16663.979 3959.926 -16716.298 3992.751 C -16765.408 4036.899 -16758.931 4113.152 -16776.774 4172.944 C -16793.487 4240.496 -16810.770 4307.948 -16824.304 4376.280 C -16832.901 4397.902 -16860.378 4398.886 -16873.225 4416.521 L -16873.225 4416.521 Z">
              <!-- 20 nodes -->
            </draw:path>
            <draw:path id="path7657" draw:style-name="style7" draw:layer="layout" svg:x="-8.014cm" svg:y="1.776cm" svg:width="0.150cm" svg:height="0.186cm" svg:viewBox="0.0 0.0 150.232 186.205" svg:d="M -15901.954 3618.660 C -15877.289 3663.658 -15880.426 3712.815 -15908.962 3728.456 C -15937.497 3744.097 -15980.624 3720.299 -16005.289 3675.301 C -16029.954 3630.303 -16026.816 3581.145 -15998.281 3565.504 C -15969.745 3549.863 -15926.618 3573.662 -15901.954 3618.660 L -15901.954 3618.660 Z">
              <!-- 6 nodes -->
            </draw:path>
            <draw:path id="path7667" draw:style-name="style26" draw:layer="layout" svg:x="-7.981cm" svg:y="1.818cm" svg:width="0.092cm" svg:height="0.101cm" svg:viewBox="0.0 0.0 92.674 101.553" svg:d="M -15876.223 3671.305 C -15866.337 3696.869 -15876.539 3724.637 -15899.010 3733.327 C -15921.480 3742.017 -15947.711 3728.339 -15957.597 3702.775 C -15967.484 3677.211 -15957.282 3649.443 -15934.811 3640.753 C -15912.340 3632.063 -15886.110 3645.741 -15876.223 3671.305 L -15876.223 3671.305 Z">
              <!-- 6 nodes -->
            </draw:path>
            <draw:path id="path7669" draw:style-name="style27" draw:layer="layout" svg:x="-8.027cm" svg:y="2.180cm" svg:width="0.209cm" svg:height="0.123cm" svg:viewBox="0.0 0.0 209.169 123.569" svg:d="M -15859.785 4455.362 C -15984.049 4503.935 -15977.478 4415.706 -16039.947 4405.638 C -15910.909 4345.425 -15952.095 4396.802 -15878.738 4377.727 C -15871.589 4381.649 -15883.942 4385.971 -15887.022 4384.892 L -15859.785 4455.362 ">
              <!-- 5 nodes -->
            </draw:path>
            <draw:path id="path7678" draw:style-name="style28" draw:layer="layout" svg:x="-8.846cm" svg:y="1.222cm" svg:width="1.249cm" svg:height="1.368cm" svg:viewBox="0.0 0.0 1249.011 1368.853" svg:d="M -16968.584 2819.871 C -17177.278 2837.499 -16953.117 3190.058 -17064.318 3308.042 C -17082.802 3370.684 -17234.069 3318.641 -17271.233 3369.341 C -17292.818 3422.444 -17297.325 3283.217 -17302.887 3341.274 C -17302.970 3397.575 -17256.851 3692.166 -17291.718 3743.444 C -17315.194 3789.531 -17438.893 3820.906 -17495.056 3812.027 C -17564.061 3808.178 -17670.351 3390.824 -17685.155 3326.994 C -17705.049 3236.236 -17681.380 3140.870 -17671.859 3044.479 C -17639.665 2472.652 -17427.177 2433.832 -16860.641 2446.499 C -16636.471 2495.566 -16566.717 2551.523 -16452.951 2645.190 C -16393.890 2803.923 -16641.552 3078.025 -16664.509 2886.363 L -16968.584 2819.871 ">
              <!-- 12 nodes -->
            </draw:path>
            <draw:path id="path7713" draw:style-name="style29" draw:layer="layout" svg:x="-8.805cm" svg:y="1.312cm" svg:width="0.880cm" svg:height="0.900cm" svg:viewBox="0.0 0.0 880.206 900.225" svg:d="M -16786.350 2724.445 C -16915.706 2714.232 -17043.063 2686.251 -17172.719 2679.061 C -17243.318 2695.551 -17326.276 2692.433 -17380.478 2748.346 C -17434.925 2779.730 -17435.717 2852.522 -17400.757 2898.546 C -17378.858 2943.413 -17338.422 2993.389 -17362.848 3045.483 C -17401.092 3092.926 -17447.598 3135.755 -17494.052 3174.746 C -17543.052 3190.021 -17561.866 3241.095 -17534.349 3284.071 C -17517.683 3341.576 -17507.273 3408.822 -17536.571 3463.787 C -17541.231 3470.035 -17550.130 3471.010 -17556.848 3467.755 L -16786.350 2724.445 ">
              <!-- 10 nodes -->
            </draw:path>
          </draw:g>
          <!-- id="g7736" -->
          <draw:path id="path7786" draw:style-name="style5" draw:layer="layout" svg:x="-5.262cm" svg:y="4.263cm" svg:width="4.916cm" svg:height="0.522cm" svg:viewBox="0.0 0.0 4916.684 522.074" svg:d="M -10496.807 8848.529 L -5638.137 8776.011 L -10496.807 8848.529 ">
            <!-- 3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Wed Jan 26 12:18:28 2011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edd400" draw:fill-opacity="100,000%" draw:stroke="none"/>
    </style:style>
    <style:style style:name="style1" style:family="graphic" style:parent-style-name="standard">
      <style:graphic-properties draw:fill="solid" draw:fill-color="#fce94f" draw:fill-opacity="100,000%" draw:stroke="none"/>
    </style:style>
    <style:style style:name="style2" style:family="graphic" style:parent-style-name="standard">
      <style:graphic-properties draw:fill="solid" draw:fill-color="#c4a000" draw:fill-opacity="100,000%" draw:stroke="none"/>
    </style:style>
    <style:style style:name="style3" style:family="graphic" style:parent-style-name="standard">
      <style:graphic-properties draw:fill="solid" draw:fill-color="#000000" draw:fill-opacity="100,000%" draw:stroke="none"/>
    </style:style>
    <style:style style:name="style4" style:family="graphic" style:parent-style-name="standard">
      <style:graphic-properties draw:fill="solid" draw:fill-color="#729fcf" draw:fill-opacity="100,000%" draw:stroke="none"/>
    </style:style>
    <style:style style:name="style5" style:family="graphic" style:parent-style-name="standard">
      <style:graphic-properties draw:fill="none" draw:stroke="solid" svg:stroke-width="0,000pt" svg:stroke-color="#000000" svg:stroke-opacity="100,000%"/>
    </style:style>
    <svg:linearGradient id="gradient0_g" draw:name="gradient0_g" draw:display-name="imported linear 1" svg:gradientUnits="objectBoundingBox" svg:x1="9.205cm" svg:y1="11.374cm" svg:x2="20.252cm" svg:y2="4.996cm">
      <svg:stop svg:stop-color="#d4d2a8" svg:stop-opacity="99.60937%" svg:offset="0"/>
      <svg:stop svg:stop-color="#121212" svg:stop-opacity="99.60937%" svg:offset="1"/>
    </svg:linear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vg:linearGradient id="gradient1_g" draw:name="gradient1_g" draw:display-name="imported linear 2" svg:gradientUnits="objectBoundingBox" svg:x1="20.252cm" svg:y1="7.122cm" svg:x2="18.411cm" svg:y2="10.311cm">
      <svg:stop svg:stop-color="#ffffc3" svg:stop-opacity="99.60937%" svg:offset="0"/>
      <svg:stop svg:stop-color="#ffffff" svg:stop-opacity="99.60937%" svg:offset="1"/>
    </svg:linearGradient>
    <style:style style:name="gradient1" style:family="graphic" style:parent-style-name="standard">
      <style:graphic-properties draw:fill="gradient" draw:fill-gradient-name="gradient1_g" draw:textarea-horizontal-align="center" draw:textarea-vertical-align="middle"/>
    </style:style>
    <style:style style:name="style6" style:family="graphic" style:parent-style-name="standard">
      <style:graphic-properties draw:fill="solid" draw:fill-color="#7d7d7d" draw:fill-opacity="100,000%" draw:stroke="solid" svg:stroke-width="0,000pt" svg:stroke-color="#000000" svg:stroke-opacity="100,000%"/>
    </style:style>
    <svg:linearGradient id="gradient2_g" draw:name="gradient2_g" draw:display-name="imported linear 3" svg:gradientUnits="objectBoundingBox" svg:x1="13.624cm" svg:y1="18.177cm" svg:x2="13.256cm" svg:y2="18.814cm">
      <svg:stop svg:stop-color="#7b7d8b" svg:stop-opacity="99.60937%" svg:offset="0"/>
      <svg:stop svg:stop-color="#0f0f19" svg:stop-opacity="99.60937%" svg:offset="1"/>
    </svg:linearGradient>
    <style:style style:name="gradient2" style:family="graphic" style:parent-style-name="standard">
      <style:graphic-properties draw:fill="gradient" draw:fill-gradient-name="gradient2_g" draw:textarea-horizontal-align="center" draw:textarea-vertical-align="middle"/>
    </style:style>
    <svg:linearGradient id="gradient3_g" draw:name="gradient3_g" draw:display-name="imported linear 4" svg:gradientUnits="objectBoundingBox" svg:x1="13.808cm" svg:y1="17.220cm" svg:x2="13.440cm" svg:y2="17.858cm">
      <svg:stop svg:stop-color="#7b7d8b" svg:stop-opacity="99.60937%" svg:offset="0"/>
      <svg:stop svg:stop-color="#0f0f19" svg:stop-opacity="99.60937%" svg:offset="1"/>
    </svg:linearGradient>
    <style:style style:name="gradient3" style:family="graphic" style:parent-style-name="standard">
      <style:graphic-properties draw:fill="gradient" draw:fill-gradient-name="gradient3_g" draw:textarea-horizontal-align="center" draw:textarea-vertical-align="middle"/>
    </style:style>
    <svg:linearGradient id="gradient4_g" draw:name="gradient4_g" draw:display-name="imported linear 5" svg:gradientUnits="objectBoundingBox" svg:x1="10.327cm" svg:y1="15.292cm" svg:x2="16.553cm" svg:y2="15.292cm">
      <svg:stop svg:stop-color="#7b7d8b" svg:stop-opacity="99.60937%" svg:offset="0"/>
      <svg:stop svg:stop-color="#0f0f19" svg:stop-opacity="99.60937%" svg:offset="1"/>
    </svg:linearGradient>
    <style:style style:name="gradient4" style:family="graphic" style:parent-style-name="standard">
      <style:graphic-properties draw:fill="gradient" draw:fill-gradient-name="gradient4_g" draw:textarea-horizontal-align="center" draw:textarea-vertical-align="middle"/>
    </style:style>
    <svg:linearGradient id="gradient5_g" draw:name="gradient5_g" draw:display-name="imported linear 6" svg:gradientUnits="objectBoundingBox" svg:x1="13.808cm" svg:y1="13.181cm" svg:x2="13.440cm" svg:y2="13.818cm">
      <svg:stop svg:stop-color="#7b7d8b" svg:stop-opacity="99.60937%" svg:offset="0"/>
      <svg:stop svg:stop-color="#0f0f19" svg:stop-opacity="99.60937%" svg:offset="1"/>
    </svg:linearGradient>
    <style:style style:name="gradient5" style:family="graphic" style:parent-style-name="standard">
      <style:graphic-properties draw:fill="gradient" draw:fill-gradient-name="gradient5_g" draw:textarea-horizontal-align="center" draw:textarea-vertical-align="middle"/>
    </style:style>
    <svg:linearGradient id="gradient6_g" draw:name="gradient6_g" draw:display-name="imported linear 7" svg:gradientUnits="objectBoundingBox" svg:x1="14.268cm" svg:y1="12.596cm" svg:x2="13.900cm" svg:y2="13.234cm">
      <svg:stop svg:stop-color="#7b7d8b" svg:stop-opacity="99.60937%" svg:offset="0"/>
      <svg:stop svg:stop-color="#0f0f19" svg:stop-opacity="99.60937%" svg:offset="1"/>
    </svg:linearGradient>
    <style:style style:name="gradient6" style:family="graphic" style:parent-style-name="standard">
      <style:graphic-properties draw:fill="gradient" draw:fill-gradient-name="gradient6_g" draw:textarea-horizontal-align="center" draw:textarea-vertical-align="middle"/>
    </style:style>
    <svg:linearGradient id="gradient7_g" draw:name="gradient7_g" draw:display-name="imported linear 8" svg:gradientUnits="objectBoundingBox" svg:x1="10.327cm" svg:y1="10.403cm" svg:x2="16.553cm" svg:y2="10.403cm">
      <svg:stop svg:stop-color="#7b7d8b" svg:stop-opacity="99.60937%" svg:offset="0"/>
      <svg:stop svg:stop-color="#0f0f19" svg:stop-opacity="99.60937%" svg:offset="1"/>
    </svg:linearGradient>
    <style:style style:name="gradient7" style:family="graphic" style:parent-style-name="standard">
      <style:graphic-properties draw:fill="gradient" draw:fill-gradient-name="gradient7_g" draw:textarea-horizontal-align="center" draw:textarea-vertical-align="middle"/>
    </style:style>
    <svg:linearGradient id="gradient8_g" draw:name="gradient8_g" draw:display-name="imported linear 9" svg:gradientUnits="objectBoundingBox" svg:x1="14.361cm" svg:y1="9.885cm" svg:x2="13.992cm" svg:y2="10.523cm">
      <svg:stop svg:stop-color="#7b7d8b" svg:stop-opacity="99.60937%" svg:offset="0"/>
      <svg:stop svg:stop-color="#0f0f19" svg:stop-opacity="99.60937%" svg:offset="1"/>
    </svg:linearGradient>
    <style:style style:name="gradient8" style:family="graphic" style:parent-style-name="standard">
      <style:graphic-properties draw:fill="gradient" draw:fill-gradient-name="gradient8_g" draw:textarea-horizontal-align="center" draw:textarea-vertical-align="middle"/>
    </style:style>
    <svg:linearGradient id="gradient9_g" draw:name="gradient9_g" draw:display-name="imported linear 10" svg:gradientUnits="objectBoundingBox" svg:x1="12.888cm" svg:y1="9.248cm" svg:x2="16.570cm" svg:y2="9.248cm">
      <svg:stop svg:stop-color="#7b7d8b" svg:stop-opacity="99.60937%" svg:offset="0"/>
      <svg:stop svg:stop-color="#0f0f19" svg:stop-opacity="99.60937%" svg:offset="1"/>
    </svg:linearGradient>
    <style:style style:name="gradient9" style:family="graphic" style:parent-style-name="standard">
      <style:graphic-properties draw:fill="gradient" draw:fill-gradient-name="gradient9_g" draw:textarea-horizontal-align="center" draw:textarea-vertical-align="middle"/>
    </style:style>
    <svg:linearGradient id="gradient10_g" draw:name="gradient10_g" draw:display-name="imported linear 11" svg:gradientUnits="objectBoundingBox" svg:x1="14.729cm" svg:y1="1.807cm" svg:x2="18.411cm" svg:y2="3.933cm">
      <svg:stop svg:stop-color="#ffffc3" svg:stop-opacity="99.60937%" svg:offset="0"/>
      <svg:stop svg:stop-color="#ffffff" svg:stop-opacity="99.60937%" svg:offset="1"/>
    </svg:linearGradient>
    <style:style style:name="gradient10" style:family="graphic" style:parent-style-name="standard">
      <style:graphic-properties draw:fill="gradient" draw:fill-gradient-name="gradient10_g" draw:textarea-horizontal-align="center" draw:textarea-vertical-align="middle"/>
    </style:style>
    <svg:linearGradient id="gradient11_g" draw:name="gradient11_g" draw:display-name="imported linear 12" svg:gradientUnits="objectBoundingBox" svg:x1="13.532cm" svg:y1="13.978cm" svg:x2="13.164cm" svg:y2="14.616cm">
      <svg:stop svg:stop-color="#7b7d8b" svg:stop-opacity="99.60937%" svg:offset="0"/>
      <svg:stop svg:stop-color="#0f0f19" svg:stop-opacity="99.60937%" svg:offset="1"/>
    </svg:linearGradient>
    <style:style style:name="gradient11" style:family="graphic" style:parent-style-name="standard">
      <style:graphic-properties draw:fill="gradient" draw:fill-gradient-name="gradient11_g" draw:textarea-horizontal-align="center" draw:textarea-vertical-align="middle"/>
    </style:style>
    <style:style style:name="style7" style:family="graphic" style:parent-style-name="standard">
      <style:graphic-properties draw:fill="solid" draw:fill-color="#ffffff" draw:fill-opacity="100,000%" draw:stroke="solid" svg:stroke-width="0,000pt" svg:stroke-color="#000000" svg:stroke-opacity="100,000%"/>
    </style:style>
    <style:style style:name="style8" style:family="graphic" style:parent-style-name="standard">
      <style:graphic-properties draw:fill="none" draw:stroke="none"/>
    </style:style>
    <svg:radialGradient id="gradient12_g" draw:name="gradient12_g" draw:display-name="imported radial 13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12" style:family="graphic" style:parent-style-name="standard">
      <style:graphic-properties draw:fill="gradient" draw:fill-gradient-name="gradient12_g" draw:textarea-horizontal-align="center" draw:textarea-vertical-align="middle"/>
    </style:style>
    <svg:radialGradient id="gradient13_g" draw:name="gradient13_g" draw:display-name="imported radial 14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13" style:family="graphic" style:parent-style-name="standard">
      <style:graphic-properties draw:fill="gradient" draw:fill-gradient-name="gradient13_g" draw:textarea-horizontal-align="center" draw:textarea-vertical-align="middle"/>
    </style:style>
    <svg:radialGradient id="gradient14_g" draw:name="gradient14_g" draw:display-name="imported radial 15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14" style:family="graphic" style:parent-style-name="standard">
      <style:graphic-properties draw:fill="gradient" draw:fill-gradient-name="gradient14_g" draw:textarea-horizontal-align="center" draw:textarea-vertical-align="middle"/>
    </style:style>
    <svg:radialGradient id="gradient15_g" draw:name="gradient15_g" draw:display-name="imported radial 16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15" style:family="graphic" style:parent-style-name="standard">
      <style:graphic-properties draw:fill="gradient" draw:fill-gradient-name="gradient15_g" draw:textarea-horizontal-align="center" draw:textarea-vertical-align="middle"/>
    </style:style>
    <svg:radialGradient id="gradient16_g" draw:name="gradient16_g" draw:display-name="imported radial 17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16" style:family="graphic" style:parent-style-name="standard">
      <style:graphic-properties draw:fill="gradient" draw:fill-gradient-name="gradient16_g" draw:textarea-horizontal-align="center" draw:textarea-vertical-align="middle"/>
    </style:style>
    <svg:radialGradient id="gradient17_g" draw:name="gradient17_g" draw:display-name="imported radial 18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17" style:family="graphic" style:parent-style-name="standard">
      <style:graphic-properties draw:fill="gradient" draw:fill-gradient-name="gradient17_g" draw:textarea-horizontal-align="center" draw:textarea-vertical-align="middle"/>
    </style:style>
    <svg:radialGradient id="gradient18_g" draw:name="gradient18_g" draw:display-name="imported radial 19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18" style:family="graphic" style:parent-style-name="standard">
      <style:graphic-properties draw:fill="gradient" draw:fill-gradient-name="gradient18_g" draw:textarea-horizontal-align="center" draw:textarea-vertical-align="middle"/>
    </style:style>
    <svg:radialGradient id="gradient19_g" draw:name="gradient19_g" draw:display-name="imported radial 20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19" style:family="graphic" style:parent-style-name="standard">
      <style:graphic-properties draw:fill="gradient" draw:fill-gradient-name="gradient19_g" draw:textarea-horizontal-align="center" draw:textarea-vertical-align="middle"/>
    </style:style>
    <svg:radialGradient id="gradient20_g" draw:name="gradient20_g" draw:display-name="imported radial 21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20" style:family="graphic" style:parent-style-name="standard">
      <style:graphic-properties draw:fill="gradient" draw:fill-gradient-name="gradient20_g" draw:textarea-horizontal-align="center" draw:textarea-vertical-align="middle"/>
    </style:style>
    <svg:radialGradient id="gradient21_g" draw:name="gradient21_g" draw:display-name="imported radial 22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21" style:family="graphic" style:parent-style-name="standard">
      <style:graphic-properties draw:fill="gradient" draw:fill-gradient-name="gradient21_g" draw:textarea-horizontal-align="center" draw:textarea-vertical-align="middle"/>
    </style:style>
    <svg:radialGradient id="gradient22_g" draw:name="gradient22_g" draw:display-name="imported radial 23" svg:gradientUnits="objectBoundingBox" svg:cx="54467.541" svg:cy="50757.870" svg:fx="0.000" svg:fy="0.000" svg:r="0.000">
      <svg:stop svg:stop-color="#ffffff" svg:stop-opacity="99.60937%" svg:offset="0"/>
      <svg:stop svg:stop-color="#43ff38" svg:stop-opacity="99.60937%" svg:offset="1"/>
    </svg:radialGradient>
    <style:style style:name="gradient22" style:family="graphic" style:parent-style-name="standard">
      <style:graphic-properties draw:fill="gradient" draw:fill-gradient-name="gradient22_g" draw:textarea-horizontal-align="center" draw:textarea-vertical-align="middle"/>
    </style:style>
    <svg:radialGradient id="gradient23_g" draw:name="gradient23_g" draw:display-name="imported radial 24" svg:gradientUnits="objectBoundingBox" svg:cx="54467.541" svg:cy="50757.870" svg:fx="0.000" svg:fy="0.000" svg:r="0.000">
      <svg:stop svg:stop-color="#ffffff" svg:stop-opacity="99.60937%" svg:offset="0"/>
      <svg:stop svg:stop-color="#38a5ff" svg:stop-opacity="99.60937%" svg:offset="1"/>
    </svg:radialGradient>
    <style:style style:name="gradient23" style:family="graphic" style:parent-style-name="standard">
      <style:graphic-properties draw:fill="gradient" draw:fill-gradient-name="gradient23_g" draw:textarea-horizontal-align="center" draw:textarea-vertical-align="middle"/>
    </style:style>
    <style:style style:name="style9" style:family="graphic" style:parent-style-name="standard">
      <style:graphic-properties draw:fill="solid" draw:fill-color="#ffffff" draw:fill-opacity="49,020%" draw:stroke="solid" svg:stroke-width="0,000pt" svg:stroke-color="#000000" svg:stroke-opacity="100,000%"/>
    </style:style>
    <style:style style:name="style10" style:family="graphic" style:parent-style-name="standard">
      <style:graphic-properties draw:fill="solid" draw:fill-color="#ffcc00" draw:fill-opacity="100,000%" draw:stroke="none"/>
    </style:style>
    <style:style style:name="style11" style:family="graphic" style:parent-style-name="standard">
      <style:graphic-properties draw:fill="solid" draw:fill-color="#cba349" draw:fill-opacity="100,000%" draw:stroke="none"/>
    </style:style>
    <style:style style:name="style12" style:family="graphic" style:parent-style-name="standard">
      <style:graphic-properties draw:fill="solid" draw:fill-color="#800000" draw:fill-opacity="100,000%" draw:stroke="none"/>
    </style:style>
    <style:style style:name="style13" style:family="graphic" style:parent-style-name="standard">
      <style:graphic-properties draw:fill="solid" draw:fill-color="#7f7f7f" draw:fill-opacity="100,000%" draw:stroke="none"/>
    </style:style>
    <svg:linearGradient id="gradient24_g" draw:name="gradient24_g" draw:display-name="imported linear 25" svg:gradientUnits="objectBoundingBox" svg:x1="-0.263cm" svg:y1="0.837cm" svg:x2="-0.136cm" svg:y2="0.837cm">
      <svg:stop svg:stop-color="#0000ff" svg:stop-opacity="99.60937%" svg:offset="0"/>
      <svg:stop svg:stop-color="#0000ff" svg:stop-opacity="0.00000%" svg:offset="1"/>
    </svg:linearGradient>
    <style:style style:name="gradient24" style:family="graphic" style:parent-style-name="standard">
      <style:graphic-properties draw:fill="gradient" draw:fill-gradient-name="gradient24_g" draw:textarea-horizontal-align="center" draw:textarea-vertical-align="middle"/>
    </style:style>
    <style:style style:name="style14" style:family="graphic" style:parent-style-name="standard">
      <style:graphic-properties draw:fill="solid" draw:fill-color="#3d564c" draw:fill-opacity="100,000%" draw:stroke="none"/>
    </style:style>
    <style:style style:name="style15" style:family="graphic" style:parent-style-name="standard">
      <style:graphic-properties draw:fill="solid" draw:fill-color="#fdcc8a" draw:fill-opacity="100,000%" draw:stroke="none"/>
    </style:style>
    <style:style style:name="style16" style:family="graphic" style:parent-style-name="standard">
      <style:graphic-properties draw:fill="solid" draw:fill-color="#999999" draw:fill-opacity="100,000%" draw:stroke="none"/>
    </style:style>
    <style:style style:name="style17" style:family="graphic" style:parent-style-name="standard">
      <style:graphic-properties draw:fill="solid" draw:fill-color="#b3b3b3" draw:fill-opacity="100,000%" draw:stroke="none"/>
    </style:style>
    <style:style style:name="style18" style:family="graphic" style:parent-style-name="standard">
      <style:graphic-properties draw:fill="solid" draw:fill-color="#666666" draw:fill-opacity="100,000%" draw:stroke="none"/>
    </style:style>
    <style:style style:name="style19" style:family="graphic" style:parent-style-name="standard">
      <style:graphic-properties draw:fill="solid" draw:fill-color="#0000ff" draw:fill-opacity="100,000%" draw:stroke="none"/>
    </style:style>
    <style:style style:name="style20" style:family="graphic" style:parent-style-name="standard">
      <style:graphic-properties draw:fill="solid" draw:fill-color="#fdcdb8" draw:fill-opacity="100,000%" draw:stroke="none"/>
    </style:style>
    <style:style style:name="style21" style:family="graphic" style:parent-style-name="standard">
      <style:graphic-properties draw:fill="solid" draw:fill-color="#4d4d4d" draw:fill-opacity="100,000%" draw:stroke="none"/>
    </style:style>
    <style:style style:name="style22" style:family="graphic" style:parent-style-name="standard">
      <style:graphic-properties draw:fill="solid" draw:fill-color="#cccccc" draw:fill-opacity="100,000%" draw:stroke="none"/>
    </style:style>
    <style:style style:name="style23" style:family="graphic" style:parent-style-name="standard">
      <style:graphic-properties draw:fill="solid" draw:fill-color="#ffff66" draw:fill-opacity="100,000%" draw:stroke="none"/>
    </style:style>
    <style:style style:name="style24" style:family="graphic" style:parent-style-name="standard">
      <style:graphic-properties draw:fill="solid" draw:fill-color="#ffffcc" draw:fill-opacity="100,000%" draw:stroke="none"/>
    </style:style>
    <style:style style:name="style25" style:family="graphic" style:parent-style-name="standard">
      <style:graphic-properties draw:fill="solid" draw:fill-color="#fdcc8a" draw:fill-opacity="100,000%" draw:stroke="solid" svg:stroke-width="0,000pt" svg:stroke-color="#000000" svg:stroke-opacity="100,000%"/>
    </style:style>
    <style:style style:name="style26" style:family="graphic" style:parent-style-name="standard">
      <style:graphic-properties draw:fill="solid" draw:fill-color="#0000ff" draw:fill-opacity="100,000%" draw:stroke="solid" svg:stroke-width="0,000pt" svg:stroke-color="#000000" svg:stroke-opacity="100,000%"/>
    </style:style>
    <style:style style:name="style27" style:family="graphic" style:parent-style-name="standard">
      <style:graphic-properties draw:fill="solid" draw:fill-color="#fffff2" draw:fill-opacity="100,000%" draw:stroke="solid" svg:stroke-width="0,000pt" svg:stroke-color="#9e0000" svg:stroke-opacity="47,059%"/>
    </style:style>
    <style:style style:name="style28" style:family="graphic" style:parent-style-name="standard">
      <style:graphic-properties draw:fill="solid" draw:fill-color="#ffff2e" draw:fill-opacity="100,000%" draw:stroke="solid" svg:stroke-width="0,000pt" svg:stroke-color="#000000" svg:stroke-opacity="100,000%"/>
    </style:style>
    <style:style style:name="style29" style:family="graphic" style:parent-style-name="standard">
      <style:graphic-properties draw:fill="solid" draw:fill-color="#ffad50" draw:fill-opacity="100,000%" draw:stroke="solid" svg:stroke-width="0,000pt" svg:stroke-color="#000000" svg:stroke-opacity="100,000%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Wed Jan 26 12:18:29 2011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Jean Cartier</meta:initial-creator>
    <meta:creation-date>2008-05-17</meta:creation-date>
    <dc:contributor>Jean-Victor Balin (jean.victor.balin@gmail.com)</dc:contributor>
    <dc:creator>Jean Cartier</dc:creator>
    <dc:date>2008-05-17</dc:date>
    <dc:description>http://www.jcartier.net</dc:description>
    <dc:format>image/svg+xml</dc:format>
    <dc:language>fr-FR</dc:language>
    <dc:subject>hardwarecomputer</dc:subjec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